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24mm"/>
    </style:style>
    <style:style style:name="co2" style:family="table-column">
      <style:table-column-properties fo:break-before="auto" style:column-width="57.57mm"/>
    </style:style>
    <style:style style:name="co3" style:family="table-column">
      <style:table-column-properties fo:break-before="auto" style:column-width="32.77mm"/>
    </style:style>
    <style:style style:name="co4" style:family="table-column">
      <style:table-column-properties fo:break-before="auto" style:column-width="33.21mm"/>
    </style:style>
    <style:style style:name="co5" style:family="table-column">
      <style:table-column-properties fo:break-before="auto" style:column-width="46.51mm"/>
    </style:style>
    <style:style style:name="co6" style:family="table-column">
      <style:table-column-properties fo:break-before="auto" style:column-width="30.57mm"/>
    </style:style>
    <style:style style:name="co7" style:family="table-column">
      <style:table-column-properties fo:break-before="auto" style:column-width="36.09mm"/>
    </style:style>
    <style:style style:name="co8" style:family="table-column">
      <style:table-column-properties fo:break-before="auto" style:column-width="28.12mm"/>
    </style:style>
    <style:style style:name="co9" style:family="table-column">
      <style:table-column-properties fo:break-before="auto" style:column-width="17.71mm"/>
    </style:style>
    <style:style style:name="ro1" style:family="table-row">
      <style:table-row-properties style:row-height="8.68mm" fo:break-before="auto" style:use-optimal-row-height="false"/>
    </style:style>
    <style:style style:name="ro2" style:family="table-row">
      <style:table-row-properties style:row-height="7.83mm" fo:break-before="auto" style:use-optimal-row-height="false"/>
    </style:style>
    <style:style style:name="ro3" style:family="table-row">
      <style:table-row-properties style:row-height="6.99mm" fo:break-before="auto" style:use-optimal-row-height="false"/>
    </style:style>
    <style:style style:name="ro4" style:family="table-row">
      <style:table-row-properties style:row-height="6.99mm" fo:break-before="auto" style:use-optimal-row-height="false"/>
    </style:style>
    <style:style style:name="ro5" style:family="table-row">
      <style:table-row-properties style:row-height="11.43mm" fo:break-before="auto" style:use-optimal-row-height="false"/>
    </style:style>
    <style:style style:name="ro6" style:family="table-row">
      <style:table-row-properties style:row-height="11.43mm" fo:break-before="auto" style:use-optimal-row-height="false"/>
    </style:style>
    <style:style style:name="ro7" style:family="table-row">
      <style:table-row-properties style:row-height="17.15mm" fo:break-before="auto" style:use-optimal-row-height="false"/>
    </style:style>
    <style:style style:name="ro8" style:family="table-row">
      <style:table-row-properties style:row-height="22.86mm" fo:break-before="auto" style:use-optimal-row-height="false"/>
    </style:style>
    <style:style style:name="ro9" style:family="table-row">
      <style:table-row-properties style:row-height="28.58mm" fo:break-before="auto" style:use-optimal-row-height="false"/>
    </style:style>
    <style:style style:name="ro10" style:family="table-row">
      <style:table-row-properties style:row-height="34.29mm" fo:break-before="auto" style:use-optimal-row-height="false"/>
    </style:style>
    <style:style style:name="ro11" style:family="table-row">
      <style:table-row-properties style:row-height="5.72mm" fo:break-before="auto" style:use-optimal-row-height="false"/>
    </style:style>
    <style:style style:name="ta1" style:family="table" style:master-page-name="PageStyle_5f_議員4">
      <style:table-properties table:display="true" style:writing-mode="lr-tb" tableooo:tab-color="#ffcc00"/>
    </style:style>
    <style:style style:name="ce1" style:family="table-cell" style:parent-style-name="Default">
      <style:table-cell-properties style:glyph-orientation-vertical="0"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5" style:family="table-cell" style:parent-style-name="Excel_5f_BuiltIn_5f_Comma" style:data-style-name="N157">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7" style:family="table-cell" style:parent-style-name="Default">
      <style:table-cell-properties style:glyph-orientation-vertical="0" style:text-align-source="value-type" style:repeat-content="false" fo:background-color="transparent"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9"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0" style:family="table-cell" style:parent-style-name="Default">
      <style:table-cell-properties style:glyph-orientation-vertical="0"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6pt" fo:font-style="normal" fo:text-shadow="none" style:text-underline-style="none" fo:font-weight="normal" style:font-name-asian="標楷體" style:font-size-asian="16pt" style:font-style-asian="normal" style:font-weight-asian="normal" style:font-size-complex="16pt" style:font-style-complex="normal" style:font-weight-complex="normal"/>
    </style:style>
    <style:style style:name="ce11"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2"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solid" style:text-underline-width="auto" style:text-underline-color="font-color" fo:font-weight="bold" style:font-name-asian="標楷體" style:font-size-asian="18pt" style:font-style-asian="normal" style:font-weight-asian="bold" style:font-size-complex="18pt" style:font-style-complex="normal" style:font-weight-complex="bold"/>
    </style:style>
    <style:style style:name="ce13"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6pt" fo:font-style="normal" fo:text-shadow="none" style:text-underline-style="none" fo:font-weight="normal" style:font-name-asian="標楷體" style:font-size-asian="16pt" style:font-style-asian="normal" style:font-weight-asian="normal" style:font-size-complex="16pt" style:font-style-complex="normal" style:font-weight-complex="normal"/>
    </style:style>
    <style:style style:name="ce14"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71mm" fo:border-right="0.74pt solid #000000" style:rotation-angle="0" style:rotation-align="none" style:shrink-to-fit="false" fo:border-top="non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6"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0.74pt solid #000000"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7" style:family="table-cell" style:parent-style-name="Excel_5f_BuiltIn_5f_Comma" style:data-style-name="N157">
      <style:table-cell-properties style:glyph-orientation-vertical="0" style:cell-protect="protected" style:print-content="true" style:diagonal-bl-tr="none" style:diagonal-tl-br="0.74pt solid #000000"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8" style:family="table-cell" style:parent-style-name="Default">
      <style:table-cell-properties style:glyph-orientation-vertical="0" style:text-align-source="fix" style:repeat-content="false" fo:background-color="transparent"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solid" style:text-underline-width="auto" style:text-underline-color="font-color" fo:font-weight="bold" style:font-name-asian="標楷體" style:font-size-asian="18pt" style:font-style-asian="normal" style:font-weight-asian="bold" style:font-size-complex="18pt" style:font-style-complex="normal" style:font-weight-complex="bold"/>
    </style:style>
    <style:style style:name="ce19"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20"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71mm" fo:border-right="0.74pt solid #000000" style:rotation-angle="0" style:rotation-align="none" style:shrink-to-fit="false" fo:border-top="0.74pt solid #000000"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T1" style:family="text">
      <style:text-properties fo:color="#ff0000" style:font-name="標楷體" fo:font-size="14pt" fo:font-weight="normal" style:text-underline-style="none" style:text-underline-color="font-color" style:text-line-through-type="none" fo:font-style="normal" style:text-outline="false" fo:text-shadow="none" style:text-position="0%" style:font-name-asian="標楷體" style:font-size-asian="14pt" style:font-size-complex="14pt" style:font-weight-asian="normal" style:font-weight-complex="normal" style:font-style-asian="normal" style:font-style-complex="normal"/>
    </style:style>
    <style:style style:name="T2" style:family="text">
      <style:text-properties style:font-name="標楷體" fo:font-size="14pt" fo:font-weight="normal" style:text-underline-style="none" style:text-underline-color="font-color" style:text-line-through-type="none" fo:font-style="normal" style:text-outline="false" fo:text-shadow="none" style:text-position="0%" style:font-name-asian="標楷體" style:font-size-asian="14pt" style:font-size-complex="14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議員4" table:style-name="ta1" table:print-ranges="議員4.A1:議員4.I140">
        <office:forms form:automatic-focus="false" form:apply-design-mode="false"/>
        <table:table-column table:style-name="co1" table:default-cell-style-name="ce8"/>
        <table:table-column table:style-name="co2" table:default-cell-style-name="ce8"/>
        <table:table-column table:style-name="co3" table:default-cell-style-name="ce8"/>
        <table:table-column table:style-name="co4" table:number-columns-repeated="2" table:default-cell-style-name="ce8"/>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number-columns-repeated="248" table:default-cell-style-name="ce8"/>
        <table:table-column table:style-name="co9" table:number-columns-repeated="767" table:default-cell-style-name="Default"/>
        <table:table-row table:style-name="ro1">
          <table:table-cell table:style-name="ce1" office:value-type="string" calcext:value-type="string" table:number-columns-spanned="9" table:number-rows-spanned="1">
            <text:p>嘉義縣政府104年度對議員所提地方建設建議事項處理明細表</text:p>
          </table:table-cell>
          <table:covered-table-cell table:style-name="ce9"/>
          <table:covered-table-cell table:number-columns-repeated="4" table:style-name="ce12"/>
          <table:covered-table-cell table:number-columns-repeated="2" table:style-name="ce18"/>
          <table:covered-table-cell table:style-name="ce9"/>
          <table:table-cell table:number-columns-repeated="1015"/>
        </table:table-row>
        <table:table-row table:style-name="ro1">
          <table:table-cell table:style-name="ce1" office:value-type="string" calcext:value-type="string" table:number-columns-spanned="9" table:number-rows-spanned="1">
            <text:p>至104年12月止</text:p>
          </table:table-cell>
          <table:covered-table-cell table:style-name="ce9"/>
          <table:covered-table-cell table:number-columns-repeated="4" table:style-name="ce12"/>
          <table:covered-table-cell table:number-columns-repeated="2" table:style-name="ce18"/>
          <table:covered-table-cell table:style-name="ce9"/>
          <table:table-cell table:number-columns-repeated="1015"/>
        </table:table-row>
        <table:table-row table:style-name="ro2">
          <table:table-cell table:style-name="ce2" office:value-type="string" calcext:value-type="string">
            <text:p>表4</text:p>
          </table:table-cell>
          <table:table-cell table:style-name="ce10" office:value-type="string" calcext:value-type="string" table:number-columns-spanned="7" table:number-rows-spanned="1">
            <text:p>(本表為半年報)</text:p>
          </table:table-cell>
          <table:covered-table-cell table:number-columns-repeated="6" table:style-name="ce13"/>
          <table:table-cell table:style-name="ce19" office:value-type="string" calcext:value-type="string">
            <text:p>單位：千元</text:p>
          </table:table-cell>
          <table:table-cell table:number-columns-repeated="1015"/>
        </table:table-row>
        <table:table-row table:style-name="ro3">
          <table:table-cell table:style-name="ce3" office:value-type="string" calcext:value-type="string" table:number-columns-spanned="1" table:number-rows-spanned="2">
            <text:p>議員姓名</text:p>
          </table:table-cell>
          <table:table-cell table:style-name="ce3" office:value-type="string" calcext:value-type="string" table:number-columns-spanned="1" table:number-rows-spanned="2">
            <text:p>建議項目及內容</text:p>
          </table:table-cell>
          <table:table-cell table:style-name="ce3" office:value-type="string" calcext:value-type="string" table:number-columns-spanned="1" table:number-rows-spanned="2">
            <text:p>建議地點</text:p>
          </table:table-cell>
          <table:table-cell table:style-name="ce3" office:value-type="string" calcext:value-type="string" table:number-columns-spanned="1" table:number-rows-spanned="2">
            <text:p>建議金額</text:p>
          </table:table-cell>
          <table:table-cell table:style-name="ce3" office:value-type="string" calcext:value-type="string" table:number-columns-spanned="5" table:number-rows-spanned="1">
            <text:p>核定情形</text:p>
          </table:table-cell>
          <table:covered-table-cell table:number-columns-repeated="3" table:style-name="ce16"/>
          <table:covered-table-cell table:style-name="ce20"/>
          <table:table-cell table:number-columns-repeated="1015"/>
        </table:table-row>
        <table:table-row table:style-name="ro4">
          <table:covered-table-cell table:number-columns-repeated="4" table:style-name="ce4"/>
          <table:table-cell table:style-name="ce15" office:value-type="string" calcext:value-type="string">
            <text:p>核定金額</text:p>
          </table:table-cell>
          <table:table-cell table:style-name="ce15" office:value-type="string" calcext:value-type="string">
            <text:p>經費支用科目</text:p>
          </table:table-cell>
          <table:table-cell table:style-name="ce15" office:value-type="string" calcext:value-type="string">
            <text:p>主辦機關</text:p>
          </table:table-cell>
          <table:table-cell table:style-name="ce15" office:value-type="string" calcext:value-type="string">
            <text:p>招標方式</text:p>
          </table:table-cell>
          <table:table-cell table:style-name="ce15" office:value-type="string" calcext:value-type="string">
            <text:p>得標廠商</text:p>
          </table:table-cell>
          <table:table-cell table:number-columns-repeated="1015"/>
        </table:table-row>
        <table:table-row table:style-name="ro5">
          <table:table-cell table:style-name="ce5" office:value-type="string" office:string-value="王啟澧" calcext:value-type="string">
            <text:p><text:s/>王啟澧 </text:p>
          </table:table-cell>
          <table:table-cell table:style-name="ce5" office:value-type="string" office:string-value="太保市故宮大道側溝銜接博學路排水溝改善工程" calcext:value-type="string">
            <text:p><text:s/>太保市故宮大道側溝銜接博學路排水溝改善工程 </text:p>
          </table:table-cell>
          <table:table-cell table:style-name="ce5" office:value-type="string" office:string-value="太保市" calcext:value-type="string">
            <text:p><text:s/>太保市 </text:p>
          </table:table-cell>
          <table:table-cell table:number-columns-repeated="2" table:style-name="ce5" office:value-type="float" office:value="180" calcext:value-type="float">
            <text:p><text:s/>18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立基土木營建工程" calcext:value-type="string">
            <text:p><text:s/>立基土木營建工程 </text:p>
          </table:table-cell>
          <table:table-cell table:number-columns-repeated="1015"/>
        </table:table-row>
        <table:table-row table:style-name="ro5">
          <table:table-cell table:style-name="ce5" office:value-type="string" office:string-value="王啟澧" calcext:value-type="string">
            <text:p><text:s/>王啟澧 </text:p>
          </table:table-cell>
          <table:table-cell table:style-name="ce5" office:value-type="string" office:string-value="嘉40-1線1K+720附近排水改善工程" calcext:value-type="string">
            <text:p><text:s/>嘉40-1線1K+720附近排水改善工程 </text:p>
          </table:table-cell>
          <table:table-cell table:style-name="ce5" office:value-type="string" office:string-value="水上鄉" calcext:value-type="string">
            <text:p><text:s/>水上鄉 </text:p>
          </table:table-cell>
          <table:table-cell table:number-columns-repeated="2" table:style-name="ce5" office:value-type="float" office:value="152" calcext:value-type="float">
            <text:p><text:s/>152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隆福土木包工業" calcext:value-type="string">
            <text:p><text:s/>隆福土木包工業 </text:p>
          </table:table-cell>
          <table:table-cell table:number-columns-repeated="1015"/>
        </table:table-row>
        <table:table-row table:style-name="ro5">
          <table:table-cell table:style-name="ce5" office:value-type="string" office:string-value="何子凡" calcext:value-type="string">
            <text:p><text:s/>何子凡 </text:p>
          </table:table-cell>
          <table:table-cell table:style-name="ce5" office:value-type="string" office:string-value="嘉135線12K處護欄及側溝改善工程" calcext:value-type="string">
            <text:p><text:s/>嘉135線12K處護欄及側溝改善工程 </text:p>
          </table:table-cell>
          <table:table-cell table:style-name="ce5" office:value-type="string" office:string-value="中埔鄉" calcext:value-type="string">
            <text:p><text:s/>中埔鄉 </text:p>
          </table:table-cell>
          <table:table-cell table:number-columns-repeated="2" table:style-name="ce5" office:value-type="float" office:value="328" calcext:value-type="float">
            <text:p><text:s/>328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駿霖營造有限公司" calcext:value-type="string">
            <text:p><text:s/>駿霖營造有限公司 </text:p>
          </table:table-cell>
          <table:table-cell table:number-columns-repeated="1015"/>
        </table:table-row>
        <table:table-row table:style-name="ro5">
          <table:table-cell table:style-name="ce5" office:value-type="string" office:string-value="何子凡" calcext:value-type="string">
            <text:p><text:s/>何子凡 </text:p>
          </table:table-cell>
          <table:table-cell table:style-name="ce5" office:value-type="string" office:string-value="竹崎鄉和平村活動中心周邊鋪面改善工程" calcext:value-type="string">
            <text:p><text:s/>竹崎鄉和平村活動中心周邊鋪面改善工程 </text:p>
          </table:table-cell>
          <table:table-cell table:style-name="ce5" office:value-type="string" office:string-value="竹崎鄉" calcext:value-type="string">
            <text:p><text:s/>竹崎鄉 </text:p>
          </table:table-cell>
          <table:table-cell table:style-name="ce5" office:value-type="float" office:value="830" calcext:value-type="float">
            <text:p><text:s/>830 </text:p>
          </table:table-cell>
          <table:table-cell table:style-name="ce5" office:value-type="float" office:value="650" calcext:value-type="float">
            <text:p><text:s/>65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何子凡" calcext:value-type="string">
            <text:p><text:s/>何子凡 </text:p>
          </table:table-cell>
          <table:table-cell table:style-name="ce5" office:value-type="string" office:string-value="竹崎鄉嘉118線道路鋪面改善工程" calcext:value-type="string">
            <text:p><text:s/>竹崎鄉嘉118線道路鋪面改善工程 </text:p>
          </table:table-cell>
          <table:table-cell table:style-name="ce5" office:value-type="string" office:string-value="竹崎鄉" calcext:value-type="string">
            <text:p><text:s/>竹崎鄉 </text:p>
          </table:table-cell>
          <table:table-cell table:number-columns-repeated="2" table:style-name="ce5" office:value-type="float" office:value="125" calcext:value-type="float">
            <text:p><text:s/>12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聯祥營造股份有限公司" calcext:value-type="string">
            <text:p><text:s/>聯祥營造股份有限公司 </text:p>
          </table:table-cell>
          <table:table-cell table:number-columns-repeated="1015"/>
        </table:table-row>
        <table:table-row table:style-name="ro5">
          <table:table-cell table:style-name="ce5" office:value-type="string" office:string-value="何子凡" calcext:value-type="string">
            <text:p><text:s/>何子凡 </text:p>
          </table:table-cell>
          <table:table-cell table:style-name="ce5" office:value-type="string" office:string-value="竹崎鄉白杞村嘉128-1線樟樹坪段道路鋪面改善工程" calcext:value-type="string">
            <text:p><text:s/>竹崎鄉白杞村嘉128-1線樟樹坪段道路鋪面改善工程 </text:p>
          </table:table-cell>
          <table:table-cell table:style-name="ce5" office:value-type="string" office:string-value="竹崎鄉" calcext:value-type="string">
            <text:p><text:s/>竹崎鄉 </text:p>
          </table:table-cell>
          <table:table-cell table:style-name="ce5" office:value-type="float" office:value="310" calcext:value-type="float">
            <text:p><text:s/>310 </text:p>
          </table:table-cell>
          <table:table-cell table:style-name="ce5" office:value-type="float" office:value="250" calcext:value-type="float">
            <text:p><text:s/>25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何子凡" calcext:value-type="string">
            <text:p><text:s/>何子凡 </text:p>
          </table:table-cell>
          <table:table-cell table:style-name="ce5" office:value-type="string" office:string-value="竹崎鄉紫雲村2鄰土虱甕段及7鄰道路鋪面改善工程" calcext:value-type="string">
            <text:p><text:s/>竹崎鄉紫雲村2鄰土虱甕段及7鄰道路鋪面改善工程 </text:p>
          </table:table-cell>
          <table:table-cell table:style-name="ce5" office:value-type="string" office:string-value="竹崎鄉" calcext:value-type="string">
            <text:p><text:s/>竹崎鄉 </text:p>
          </table:table-cell>
          <table:table-cell table:number-columns-repeated="2" table:style-name="ce5" office:value-type="float" office:value="410" calcext:value-type="float">
            <text:p><text:s/>41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何子凡" calcext:value-type="string">
            <text:p><text:s/>何子凡 </text:p>
          </table:table-cell>
          <table:table-cell table:style-name="ce5" office:value-type="string" office:string-value="竹崎鄉灣橋村23鄰(長青養老院旁)道路鋪面改善工程" calcext:value-type="string">
            <text:p><text:s/>竹崎鄉灣橋村23鄰(長青養老院旁)道路鋪面改善工程 </text:p>
          </table:table-cell>
          <table:table-cell table:style-name="ce5" office:value-type="string" office:string-value="中埔鄉" calcext:value-type="string">
            <text:p><text:s/>中埔鄉 </text:p>
          </table:table-cell>
          <table:table-cell table:number-columns-repeated="2" table:style-name="ce5" office:value-type="float" office:value="490" calcext:value-type="float">
            <text:p><text:s/>49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何子凡" calcext:value-type="string">
            <text:p><text:s/>何子凡 </text:p>
          </table:table-cell>
          <table:table-cell table:style-name="ce5" office:value-type="string" office:string-value="竹崎鄉復金村木屐寮蕃子彎農路改善工程" calcext:value-type="string">
            <text:p><text:s/>竹崎鄉復金村木屐寮蕃子彎農路改善工程 </text:p>
          </table:table-cell>
          <table:table-cell table:style-name="ce5" office:value-type="string" office:string-value="竹崎鄉" calcext:value-type="string">
            <text:p><text:s/>竹崎鄉 </text:p>
          </table:table-cell>
          <table:table-cell table:style-name="ce5" office:value-type="float" office:value="270" calcext:value-type="float">
            <text:p><text:s/>270 </text:p>
          </table:table-cell>
          <table:table-cell table:style-name="ce5" office:value-type="float" office:value="250" calcext:value-type="float">
            <text:p><text:s/>250 </text:p>
          </table:table-cell>
          <table:table-cell table:style-name="ce5" office:value-type="string" calcext:value-type="string">
            <text:p>其他公共工程-</text:p>
            <text:p>治山防洪及養護</text:p>
          </table:table-cell>
          <table:table-cell table:style-name="ce5" office:value-type="string" office:string-value="嘉義縣政府" calcext:value-type="string">
            <text:p><text:s/>嘉義縣政府 </text:p>
          </table:table-cell>
          <table:table-cell table:style-name="ce5" office:value-type="string" office:string-value="公開取得" calcext:value-type="string">
            <text:p><text:s/>公開取得 </text:p>
          </table:table-cell>
          <table:table-cell table:style-name="ce5" office:value-type="string" office:string-value="崇富營造有限公司" calcext:value-type="string">
            <text:p><text:s/>崇富營造有限公司 </text:p>
          </table:table-cell>
          <table:table-cell table:number-columns-repeated="1015"/>
        </table:table-row>
        <table:table-row table:style-name="ro6">
          <table:table-cell table:style-name="ce5" office:value-type="string" office:string-value="何子凡" calcext:value-type="string">
            <text:p><text:s/>何子凡 </text:p>
          </table:table-cell>
          <table:table-cell table:style-name="ce5" office:value-type="string" office:string-value="竹崎鄉紫雲村紫雲段258地號附近農路改善工程" calcext:value-type="string">
            <text:p><text:s/>竹崎鄉紫雲村紫雲段258地號附近農路改善工程 </text:p>
          </table:table-cell>
          <table:table-cell table:style-name="ce5" office:value-type="string" office:string-value="竹崎鄉" calcext:value-type="string">
            <text:p><text:s/>竹崎鄉 </text:p>
          </table:table-cell>
          <table:table-cell table:style-name="ce5" office:value-type="float" office:value="240" calcext:value-type="float">
            <text:p><text:s/>240 </text:p>
          </table:table-cell>
          <table:table-cell table:style-name="ce5" office:value-type="float" office:value="200" calcext:value-type="float">
            <text:p><text:s/>200 </text:p>
          </table:table-cell>
          <table:table-cell table:style-name="ce5" office:value-type="string" calcext:value-type="string">
            <text:p>其他公共工程-</text:p>
            <text:p>治山防洪及養護</text:p>
          </table:table-cell>
          <table:table-cell table:style-name="ce5" office:value-type="string" office:string-value="嘉義縣政府" calcext:value-type="string">
            <text:p><text:s/>嘉義縣政府 </text:p>
          </table:table-cell>
          <table:table-cell table:style-name="ce5" office:value-type="string" office:string-value="公開取得" calcext:value-type="string">
            <text:p><text:s/>公開取得 </text:p>
          </table:table-cell>
          <table:table-cell table:style-name="ce5" office:value-type="string" office:string-value="崇富營造有限公司" calcext:value-type="string">
            <text:p><text:s/>崇富營造有限公司 </text:p>
          </table:table-cell>
          <table:table-cell table:number-columns-repeated="1015"/>
        </table:table-row>
        <table:table-row table:style-name="ro5">
          <table:table-cell table:style-name="ce5" office:value-type="string" office:string-value="何子凡" calcext:value-type="string">
            <text:p><text:s/>何子凡 </text:p>
          </table:table-cell>
          <table:table-cell table:style-name="ce5" office:value-type="string" office:string-value="竹崎鄉和平村下羌仔科底擋土牆加高改善工程" calcext:value-type="string">
            <text:p><text:s/>竹崎鄉和平村下羌仔科底擋土牆加高改善工程 </text:p>
          </table:table-cell>
          <table:table-cell table:style-name="ce5" office:value-type="string" office:string-value="竹崎鄉" calcext:value-type="string">
            <text:p><text:s/>竹崎鄉 </text:p>
          </table:table-cell>
          <table:table-cell table:style-name="ce5" office:value-type="float" office:value="450" calcext:value-type="float">
            <text:p><text:s/>450 </text:p>
          </table:table-cell>
          <table:table-cell table:style-name="ce5" office:value-type="float" office:value="350" calcext:value-type="float">
            <text:p><text:s/>350 </text:p>
          </table:table-cell>
          <table:table-cell table:style-name="ce5" office:value-type="string" calcext:value-type="string">
            <text:p>其他公共工程-</text:p>
            <text:p>治山防洪及養護</text:p>
          </table:table-cell>
          <table:table-cell table:style-name="ce5" office:value-type="string" office:string-value="嘉義縣政府" calcext:value-type="string">
            <text:p><text:s/>嘉義縣政府 </text:p>
          </table:table-cell>
          <table:table-cell table:style-name="ce5" office:value-type="string" office:string-value="公開取得" calcext:value-type="string">
            <text:p><text:s/>公開取得 </text:p>
          </table:table-cell>
          <table:table-cell table:style-name="ce5" office:value-type="string" office:string-value="崇富營造有限公司" calcext:value-type="string">
            <text:p><text:s/>崇富營造有限公司 </text:p>
          </table:table-cell>
          <table:table-cell table:number-columns-repeated="1015"/>
        </table:table-row>
        <table:table-row table:style-name="ro5">
          <table:table-cell table:style-name="ce5" office:value-type="string" office:string-value="林于玲" calcext:value-type="string">
            <text:p><text:s/>林于玲 </text:p>
          </table:table-cell>
          <table:table-cell table:style-name="ce5" office:value-type="string" office:string-value="民雄鄉嘉178線0K+320排水改善工程" calcext:value-type="string">
            <text:p><text:s/>民雄鄉嘉178線0K+320排水改善工程 </text:p>
          </table:table-cell>
          <table:table-cell table:style-name="ce5" office:value-type="string" office:string-value="民雄鄉" calcext:value-type="string">
            <text:p><text:s/>民雄鄉 </text:p>
          </table:table-cell>
          <table:table-cell table:style-name="ce5" office:value-type="float" office:value="680" calcext:value-type="float">
            <text:p><text:s/>680 </text:p>
          </table:table-cell>
          <table:table-cell table:style-name="ce5" office:value-type="float" office:value="600" calcext:value-type="float">
            <text:p><text:s/>60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招標中" calcext:value-type="string">
            <text:p><text:s/>招標中 </text:p>
          </table:table-cell>
          <table:table-cell table:number-columns-repeated="1015"/>
        </table:table-row>
        <table:table-row table:style-name="ro5">
          <table:table-cell table:style-name="ce5" office:value-type="string" office:string-value="林于玲" calcext:value-type="string">
            <text:p><text:s/>林于玲 </text:p>
          </table:table-cell>
          <table:table-cell table:style-name="ce5" office:value-type="string" office:string-value="民雄鄉松山村後山仔產業道路路面修復工程" calcext:value-type="string">
            <text:p><text:s/>民雄鄉松山村後山仔產業道路路面修復工程 </text:p>
          </table:table-cell>
          <table:table-cell table:style-name="ce5" office:value-type="string" office:string-value="民雄鄉" calcext:value-type="string">
            <text:p><text:s/>民雄鄉 </text:p>
          </table:table-cell>
          <table:table-cell table:number-columns-repeated="2" table:style-name="ce5" office:value-type="float" office:value="1000" calcext:value-type="float">
            <text:p><text:s/>1,000 </text:p>
          </table:table-cell>
          <table:table-cell table:style-name="ce5" office:value-type="string" calcext:value-type="string">
            <text:p>其他公共工程-</text:p>
            <text:p>治山防洪及養護</text:p>
          </table:table-cell>
          <table:table-cell table:style-name="ce5" office:value-type="string" office:string-value="嘉義縣政府" calcext:value-type="string">
            <text:p><text:s/>嘉義縣政府 </text:p>
          </table:table-cell>
          <table:table-cell table:style-name="ce5" office:value-type="string" office:string-value="公開取得" calcext:value-type="string">
            <text:p><text:s/>公開取得 </text:p>
          </table:table-cell>
          <table:table-cell table:style-name="ce5" office:value-type="string" office:string-value="祐信土木工程有限公司" calcext:value-type="string">
            <text:p><text:s/>祐信土木工程有限公司 </text:p>
          </table:table-cell>
          <table:table-cell table:number-columns-repeated="1015"/>
        </table:table-row>
        <table:table-row table:style-name="ro5">
          <table:table-cell table:style-name="ce5" office:value-type="string" office:string-value="林沐惠" calcext:value-type="string">
            <text:p><text:s/>林沐惠 </text:p>
          </table:table-cell>
          <table:table-cell table:style-name="ce5" office:value-type="string" office:string-value="三角村三角子111號等巷內排水溝及路面改善" calcext:value-type="string">
            <text:p><text:s/>三角村三角子111號等巷內排水溝及路面改善 </text:p>
          </table:table-cell>
          <table:table-cell table:style-name="ce5" office:value-type="string" office:string-value="鹿草鄉" calcext:value-type="string">
            <text:p><text:s/>鹿草鄉 </text:p>
          </table:table-cell>
          <table:table-cell table:number-columns-repeated="2" table:style-name="ce5" office:value-type="float" office:value="250" calcext:value-type="float">
            <text:p><text:s/>25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鹿草鄉公所" calcext:value-type="string">
            <text:p><text:s/>鹿草鄉公所 </text:p>
          </table:table-cell>
          <table:table-cell table:style-name="ce5" office:value-type="string" office:string-value="公開招標" calcext:value-type="string">
            <text:p><text:s/>公開招標 </text:p>
          </table:table-cell>
          <table:table-cell table:style-name="ce5" office:value-type="string" office:string-value="設計中" calcext:value-type="string">
            <text:p><text:s/>設計中 </text:p>
          </table:table-cell>
          <table:table-cell table:number-columns-repeated="1015"/>
        </table:table-row>
        <table:table-row table:style-name="ro7">
          <table:table-cell table:style-name="ce5" office:value-type="string" office:string-value="林沐惠" calcext:value-type="string">
            <text:p><text:s/>林沐惠 </text:p>
          </table:table-cell>
          <table:table-cell table:style-name="ce5" office:value-type="string" office:string-value="水上鄉回歸村6鄰建國四村222至233等號之路段擴建排水溝工程" calcext:value-type="string">
            <text:p><text:s/>水上鄉回歸村6鄰建國四村222至233等號之路段擴建排水溝工程 </text:p>
          </table:table-cell>
          <table:table-cell table:style-name="ce5" office:value-type="string" office:string-value="水上鄉" calcext:value-type="string">
            <text:p><text:s/>水上鄉 </text:p>
          </table:table-cell>
          <table:table-cell table:number-columns-repeated="2" table:style-name="ce5" office:value-type="float" office:value="232" calcext:value-type="float">
            <text:p><text:s/>232 </text:p>
          </table:table-cell>
          <table:table-cell table:style-name="ce5" office:value-type="string" office:string-value="水利工程-防洪及灌溉工程" calcext:value-type="string">
            <text:p><text:s/>水利工程-防洪及灌溉工程 </text:p>
          </table:table-cell>
          <table:table-cell table:style-name="ce5" office:value-type="string" office:string-value=" 水上鄉公所 " calcext:value-type="string">
            <text:p><text:s text:c="2"/>水上鄉公所 <text:s/></text:p>
          </table:table-cell>
          <table:table-cell table:style-name="ce5" office:value-type="string" office:string-value="公開招標" calcext:value-type="string">
            <text:p><text:s/>公開招標 </text:p>
          </table:table-cell>
          <table:table-cell table:style-name="ce5" office:value-type="string" office:string-value="尚未決標" calcext:value-type="string">
            <text:p><text:s/>尚未決標 </text:p>
          </table:table-cell>
          <table:table-cell table:number-columns-repeated="1015"/>
        </table:table-row>
        <table:table-row table:style-name="ro5">
          <table:table-cell table:style-name="ce5" office:value-type="string" office:string-value="林秀琴" calcext:value-type="string">
            <text:p><text:s/>林秀琴 </text:p>
          </table:table-cell>
          <table:table-cell table:style-name="ce5" office:value-type="string" office:string-value="新港農地重劃區北幹路4-1改善工程" calcext:value-type="string">
            <text:p><text:s/>新港農地重劃區北幹路4-1改善工程 </text:p>
          </table:table-cell>
          <table:table-cell table:style-name="ce5" office:value-type="string" office:string-value="新港鄉大潭村" calcext:value-type="string">
            <text:p><text:s/>新港鄉大潭村 </text:p>
          </table:table-cell>
          <table:table-cell table:number-columns-repeated="2" table:style-name="ce5" office:value-type="float" office:value="280" calcext:value-type="float">
            <text:p><text:s/>280 </text:p>
          </table:table-cell>
          <table:table-cell table:style-name="ce5" office:value-type="string" office:string-value="其他公共工程-農地重劃區內農路整修及改善" calcext:value-type="string">
            <text:p><text:s/>其他公共工程-農地重劃區內農路整修及改善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永傑營造有限公司" calcext:value-type="string">
            <text:p><text:s/>永傑營造有限公司 </text:p>
          </table:table-cell>
          <table:table-cell table:number-columns-repeated="1015"/>
        </table:table-row>
        <table:table-row table:style-name="ro5">
          <table:table-cell table:style-name="ce5" office:value-type="string" office:string-value="林秀琴" calcext:value-type="string">
            <text:p><text:s/>林秀琴 </text:p>
          </table:table-cell>
          <table:table-cell table:style-name="ce5" office:value-type="string" office:string-value="嘉義縣新港鄉大潭村嘉75線道路排水改善工程" calcext:value-type="string">
            <text:p><text:s/>嘉義縣新港鄉大潭村嘉75線道路排水改善工程 </text:p>
          </table:table-cell>
          <table:table-cell table:style-name="ce5" office:value-type="string" office:string-value="新港鄉" calcext:value-type="string">
            <text:p><text:s/>新港鄉 </text:p>
          </table:table-cell>
          <table:table-cell table:number-columns-repeated="2" table:style-name="ce5" office:value-type="float" office:value="400" calcext:value-type="float">
            <text:p><text:s/>40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啟舜營造有限公司" calcext:value-type="string">
            <text:p><text:s/>啟舜營造有限公司 </text:p>
          </table:table-cell>
          <table:table-cell table:number-columns-repeated="1015"/>
        </table:table-row>
        <table:table-row table:style-name="ro5">
          <table:table-cell table:style-name="ce5" office:value-type="string" office:string-value="林秀琴" calcext:value-type="string">
            <text:p><text:s/>林秀琴 </text:p>
          </table:table-cell>
          <table:table-cell table:style-name="ce5" office:value-type="string" office:string-value="新港鄉古民村村里道路改善工程" calcext:value-type="string">
            <text:p><text:s/>新港鄉古民村村里道路改善工程 </text:p>
          </table:table-cell>
          <table:table-cell table:style-name="ce5" office:value-type="string" office:string-value="新港鄉" calcext:value-type="string">
            <text:p><text:s/>新港鄉 </text:p>
          </table:table-cell>
          <table:table-cell table:number-columns-repeated="2" table:style-name="ce5" office:value-type="float" office:value="63" calcext:value-type="float">
            <text:p><text:s/>63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鴻新土木包工業" calcext:value-type="string">
            <text:p><text:s/>鴻新土木包工業 </text:p>
          </table:table-cell>
          <table:table-cell table:number-columns-repeated="1015"/>
        </table:table-row>
        <table:table-row table:style-name="ro5">
          <table:table-cell table:style-name="ce5" office:value-type="string" office:string-value="林秀琴" calcext:value-type="string">
            <text:p><text:s/>林秀琴 </text:p>
          </table:table-cell>
          <table:table-cell table:style-name="ce5" office:value-type="string" office:string-value="新港鄉嘉86線側溝增設護堤改善工程" calcext:value-type="string">
            <text:p><text:s/>新港鄉嘉86線側溝增設護堤改善工程 </text:p>
          </table:table-cell>
          <table:table-cell table:style-name="ce5" office:value-type="string" office:string-value="新港鄉" calcext:value-type="string">
            <text:p><text:s/>新港鄉 </text:p>
          </table:table-cell>
          <table:table-cell table:number-columns-repeated="2" table:style-name="ce5" office:value-type="float" office:value="165" calcext:value-type="float">
            <text:p><text:s/>16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啟舜營造有限公司" calcext:value-type="string">
            <text:p><text:s/>啟舜營造有限公司 </text:p>
          </table:table-cell>
          <table:table-cell table:number-columns-repeated="1015"/>
        </table:table-row>
        <table:table-row table:style-name="ro5">
          <table:table-cell table:style-name="ce5" office:value-type="string" office:string-value="林秀琴" calcext:value-type="string">
            <text:p><text:s/>林秀琴 </text:p>
          </table:table-cell>
          <table:table-cell table:style-name="ce5" office:value-type="string" office:string-value="新港鄉大潭村嘉75線道路排水改善工程" calcext:value-type="string">
            <text:p><text:s/>新港鄉大潭村嘉75線道路排水改善工程 </text:p>
          </table:table-cell>
          <table:table-cell table:style-name="ce5" office:value-type="string" office:string-value="新港鄉" calcext:value-type="string">
            <text:p><text:s/>新港鄉 </text:p>
          </table:table-cell>
          <table:table-cell table:style-name="ce5" office:value-type="float" office:value="2000" calcext:value-type="float">
            <text:p><text:s/>2,000 </text:p>
          </table:table-cell>
          <table:table-cell table:style-name="ce5" office:value-type="float" office:value="1000" calcext:value-type="float">
            <text:p><text:s/>1,0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啟舜營造有限公司" calcext:value-type="string">
            <text:p><text:s/>啟舜營造有限公司 </text:p>
          </table:table-cell>
          <table:table-cell table:number-columns-repeated="1015"/>
        </table:table-row>
        <table:table-row table:style-name="ro5">
          <table:table-cell table:style-name="ce5" office:value-type="string" office:string-value="林秀琴" calcext:value-type="string">
            <text:p><text:s/>林秀琴 </text:p>
          </table:table-cell>
          <table:table-cell table:style-name="ce5" office:value-type="string" office:string-value="民雄鄉鎮北村1鄰圳溝墘鋪面改善" calcext:value-type="string">
            <text:p><text:s/>民雄鄉鎮北村1鄰圳溝墘鋪面改善 </text:p>
          </table:table-cell>
          <table:table-cell table:style-name="ce5" office:value-type="string" office:string-value="民雄鄉" calcext:value-type="string">
            <text:p><text:s/>民雄鄉 </text:p>
          </table:table-cell>
          <table:table-cell table:number-columns-repeated="2" table:style-name="ce5" office:value-type="float" office:value="300" calcext:value-type="float">
            <text:p><text:s/>3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設計中" calcext:value-type="string">
            <text:p><text:s/>設計中 </text:p>
          </table:table-cell>
          <table:table-cell table:number-columns-repeated="1015"/>
        </table:table-row>
        <table:table-row table:style-name="ro5">
          <table:table-cell table:style-name="ce5" office:value-type="string" office:string-value="林秀琴" calcext:value-type="string">
            <text:p><text:s/>林秀琴 </text:p>
          </table:table-cell>
          <table:table-cell table:style-name="ce5" office:value-type="string" office:string-value="月潭村村里道路改善工程" calcext:value-type="string">
            <text:p><text:s/>月潭村村里道路改善工程 </text:p>
          </table:table-cell>
          <table:table-cell table:style-name="ce5" office:value-type="string" office:string-value="新港鄉" calcext:value-type="string">
            <text:p><text:s/>新港鄉 </text:p>
          </table:table-cell>
          <table:table-cell table:number-columns-repeated="2" table:style-name="ce5" office:value-type="float" office:value="275" calcext:value-type="float">
            <text:p><text:s/>27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林秀琴" calcext:value-type="string">
            <text:p><text:s/>林秀琴 </text:p>
          </table:table-cell>
          <table:table-cell table:style-name="ce5" office:value-type="string" office:string-value="南崙村溪底寮聚落產業道路改善工程" calcext:value-type="string">
            <text:p><text:s/>南崙村溪底寮聚落產業道路改善工程 </text:p>
          </table:table-cell>
          <table:table-cell table:style-name="ce5" office:value-type="string" office:string-value="新港鄉" calcext:value-type="string">
            <text:p><text:s/>新港鄉 </text:p>
          </table:table-cell>
          <table:table-cell table:number-columns-repeated="2" table:style-name="ce5" office:value-type="float" office:value="750" calcext:value-type="float">
            <text:p><text:s/>750 </text:p>
          </table:table-cell>
          <table:table-cell table:style-name="ce5" office:value-type="string" calcext:value-type="string">
            <text:p>其他公共工程-</text:p>
            <text:p>治山防洪及養護</text:p>
          </table:table-cell>
          <table:table-cell table:style-name="ce5" office:value-type="string" office:string-value="嘉義縣政府" calcext:value-type="string">
            <text:p><text:s/>嘉義縣政府 </text:p>
          </table:table-cell>
          <table:table-cell table:style-name="ce5" office:value-type="string" office:string-value="公開取得" calcext:value-type="string">
            <text:p><text:s/>公開取得 </text:p>
          </table:table-cell>
          <table:table-cell table:style-name="ce5" office:value-type="string" office:string-value="勝烽營造有限公司" calcext:value-type="string">
            <text:p><text:s/>勝烽營造有限公司 </text:p>
          </table:table-cell>
          <table:table-cell table:number-columns-repeated="1015"/>
        </table:table-row>
        <table:table-row table:style-name="ro5">
          <table:table-cell table:style-name="ce5" office:value-type="string" office:string-value="林秀琴" calcext:value-type="string">
            <text:p><text:s/>林秀琴 </text:p>
          </table:table-cell>
          <table:table-cell table:style-name="ce5" office:value-type="string" office:string-value="民雄鄉大崎村大崎腳段擋土牆工程" calcext:value-type="string">
            <text:p><text:s/>民雄鄉大崎村大崎腳段擋土牆工程 </text:p>
          </table:table-cell>
          <table:table-cell table:style-name="ce5" office:value-type="string" office:string-value="民雄鄉" calcext:value-type="string">
            <text:p><text:s/>民雄鄉 </text:p>
          </table:table-cell>
          <table:table-cell table:number-columns-repeated="2" table:style-name="ce5" office:value-type="float" office:value="800" calcext:value-type="float">
            <text:p><text:s/>800 </text:p>
          </table:table-cell>
          <table:table-cell table:style-name="ce5" office:value-type="string" calcext:value-type="string">
            <text:p>其他公共工程-</text:p>
            <text:p>治山防洪及養護</text:p>
          </table:table-cell>
          <table:table-cell table:style-name="ce5" office:value-type="string" office:string-value="嘉義縣政府" calcext:value-type="string">
            <text:p><text:s/>嘉義縣政府 </text:p>
          </table:table-cell>
          <table:table-cell table:style-name="ce5" office:value-type="string" office:string-value="公開取得" calcext:value-type="string">
            <text:p><text:s/>公開取得 </text:p>
          </table:table-cell>
          <table:table-cell table:style-name="ce5" office:value-type="string" office:string-value="勝烽營造有限公司" calcext:value-type="string">
            <text:p><text:s/>勝烽營造有限公司 </text:p>
          </table:table-cell>
          <table:table-cell table:number-columns-repeated="1015"/>
        </table:table-row>
        <table:table-row table:style-name="ro5">
          <table:table-cell table:style-name="ce5" office:value-type="string" office:string-value="林秀琴" calcext:value-type="string">
            <text:p><text:s/>林秀琴 </text:p>
          </table:table-cell>
          <table:table-cell table:style-name="ce5" office:value-type="string" office:string-value="民雄鄉松山村松子腳農路擋土牆改善工程" calcext:value-type="string">
            <text:p><text:s/>民雄鄉松山村松子腳農路擋土牆改善工程 </text:p>
          </table:table-cell>
          <table:table-cell table:style-name="ce5" office:value-type="string" office:string-value="民雄鄉" calcext:value-type="string">
            <text:p><text:s/>民雄鄉 </text:p>
          </table:table-cell>
          <table:table-cell table:style-name="ce5" office:value-type="float" office:value="800" calcext:value-type="float">
            <text:p><text:s/>800 </text:p>
          </table:table-cell>
          <table:table-cell table:style-name="ce5" office:value-type="float" office:value="500" calcext:value-type="float">
            <text:p><text:s/>500 </text:p>
          </table:table-cell>
          <table:table-cell table:style-name="ce5" office:value-type="string" calcext:value-type="string">
            <text:p>其他公共工程-</text:p>
            <text:p>治山防洪及養護</text:p>
          </table:table-cell>
          <table:table-cell table:style-name="ce5" office:value-type="string" office:string-value="民雄鄉公所" calcext:value-type="string">
            <text:p><text:s/>民雄鄉公所 </text:p>
          </table:table-cell>
          <table:table-cell table:style-name="ce5" office:value-type="string" office:string-value="公開取得" calcext:value-type="string">
            <text:p><text:s/>公開取得 </text:p>
          </table:table-cell>
          <table:table-cell table:style-name="ce5" office:value-type="string" office:string-value="祐信土木工程有限公司" calcext:value-type="string">
            <text:p><text:s/>祐信土木工程有限公司 </text:p>
          </table:table-cell>
          <table:table-cell table:number-columns-repeated="1015"/>
        </table:table-row>
        <table:table-row table:style-name="ro5">
          <table:table-cell table:style-name="ce5" office:value-type="string" office:string-value="林緗亭" calcext:value-type="string">
            <text:p><text:s/>林緗亭 </text:p>
          </table:table-cell>
          <table:table-cell table:style-name="ce5" office:value-type="string" office:string-value="道將圳農地重劃區東西10路鄰近路面改善工程" calcext:value-type="string">
            <text:p><text:s/>道將圳農地重劃區東西10路鄰近路面改善工程 </text:p>
          </table:table-cell>
          <table:table-cell table:style-name="ce5" office:value-type="string" office:string-value="水上鄉塗溝村" calcext:value-type="string">
            <text:p><text:s/>水上鄉塗溝村 </text:p>
          </table:table-cell>
          <table:table-cell table:number-columns-repeated="2" table:style-name="ce5" office:value-type="float" office:value="730" calcext:value-type="float">
            <text:p><text:s/>730 </text:p>
          </table:table-cell>
          <table:table-cell table:style-name="ce5" office:value-type="string" office:string-value="其他公共工程-農地重劃區農水路維護" calcext:value-type="string">
            <text:p><text:s/>其他公共工程-農地重劃區農水路維護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日新土木包工業" calcext:value-type="string">
            <text:p><text:s/>日新土木包工業 </text:p>
          </table:table-cell>
          <table:table-cell table:number-columns-repeated="1015"/>
        </table:table-row>
        <table:table-row table:style-name="ro5">
          <table:table-cell table:style-name="ce5" office:value-type="string" office:string-value="林緗亭" calcext:value-type="string">
            <text:p><text:s/>林緗亭 </text:p>
          </table:table-cell>
          <table:table-cell table:style-name="ce5" office:value-type="string" office:string-value="後潭農地重劃區東路12版橋改善工程" calcext:value-type="string">
            <text:p><text:s/>後潭農地重劃區東路12版橋改善工程 </text:p>
          </table:table-cell>
          <table:table-cell table:style-name="ce5" office:value-type="string" office:string-value="水上鄉塗溝村" calcext:value-type="string">
            <text:p><text:s/>水上鄉塗溝村 </text:p>
          </table:table-cell>
          <table:table-cell table:number-columns-repeated="2" table:style-name="ce5" office:value-type="float" office:value="300" calcext:value-type="float">
            <text:p><text:s/>300 </text:p>
          </table:table-cell>
          <table:table-cell table:style-name="ce5" office:value-type="string" office:string-value="其他公共工程-農地重劃區農水路維護" calcext:value-type="string">
            <text:p><text:s/>其他公共工程-農地重劃區農水路維護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日新土木包工業" calcext:value-type="string">
            <text:p><text:s/>日新土木包工業 </text:p>
          </table:table-cell>
          <table:table-cell table:number-columns-repeated="1015"/>
        </table:table-row>
        <table:table-row table:style-name="ro5">
          <table:table-cell table:style-name="ce5" office:value-type="string" office:string-value="林緗亭" calcext:value-type="string">
            <text:p><text:s/>林緗亭 </text:p>
          </table:table-cell>
          <table:table-cell table:style-name="ce5" office:value-type="string" office:string-value="靖和農地重劃區東西2路改善工程" calcext:value-type="string">
            <text:p><text:s/>靖和農地重劃區東西2路改善工程 </text:p>
          </table:table-cell>
          <table:table-cell table:style-name="ce5" office:value-type="string" office:string-value="水上鄉龍德村" calcext:value-type="string">
            <text:p><text:s/>水上鄉龍德村 </text:p>
          </table:table-cell>
          <table:table-cell table:number-columns-repeated="2" table:style-name="ce5" office:value-type="float" office:value="1200" calcext:value-type="float">
            <text:p><text:s/>1,200 </text:p>
          </table:table-cell>
          <table:table-cell table:style-name="ce5" office:value-type="string" office:string-value="其他公共工程-農地重劃區農水路維護" calcext:value-type="string">
            <text:p><text:s/>其他公共工程-農地重劃區農水路維護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設計中" calcext:value-type="string">
            <text:p><text:s/>設計中 </text:p>
          </table:table-cell>
          <table:table-cell table:number-columns-repeated="1015"/>
        </table:table-row>
        <table:table-row table:style-name="ro5">
          <table:table-cell table:style-name="ce5" office:value-type="string" office:string-value="林緗亭" calcext:value-type="string">
            <text:p><text:s/>林緗亭 </text:p>
          </table:table-cell>
          <table:table-cell table:style-name="ce5" office:value-type="string" office:string-value="靖和農地重劃區東西7、8路改善工程" calcext:value-type="string">
            <text:p><text:s/>靖和農地重劃區東西7、8路改善工程 </text:p>
          </table:table-cell>
          <table:table-cell table:style-name="ce5" office:value-type="string" office:string-value="水上鄉大堀村" calcext:value-type="string">
            <text:p><text:s/>水上鄉大堀村 </text:p>
          </table:table-cell>
          <table:table-cell table:number-columns-repeated="2" table:style-name="ce5" office:value-type="float" office:value="750" calcext:value-type="float">
            <text:p><text:s/>750 </text:p>
          </table:table-cell>
          <table:table-cell table:style-name="ce5" office:value-type="string" office:string-value="其他公共工程-農地重劃區農水路維護" calcext:value-type="string">
            <text:p><text:s/>其他公共工程-農地重劃區農水路維護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設計中" calcext:value-type="string">
            <text:p><text:s/>設計中 </text:p>
          </table:table-cell>
          <table:table-cell table:number-columns-repeated="1015"/>
        </table:table-row>
        <table:table-row table:style-name="ro5">
          <table:table-cell table:style-name="ce5" office:value-type="string" office:string-value="林緗亭" calcext:value-type="string">
            <text:p><text:s/>林緗亭 </text:p>
          </table:table-cell>
          <table:table-cell table:style-name="ce5" office:value-type="string" office:string-value="168線23K+450附近左側岔路口改善工程" calcext:value-type="string">
            <text:p><text:s/>168線23K+450附近左側岔路口改善工程 </text:p>
          </table:table-cell>
          <table:table-cell table:style-name="ce5" office:value-type="string" office:string-value="水上鄉" calcext:value-type="string">
            <text:p><text:s/>水上鄉 </text:p>
          </table:table-cell>
          <table:table-cell table:number-columns-repeated="2" table:style-name="ce5" office:value-type="float" office:value="416" calcext:value-type="float">
            <text:p><text:s/>416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水上鄉公所" calcext:value-type="string">
            <text:p><text:s/>水上鄉公所 </text:p>
          </table:table-cell>
          <table:table-cell table:style-name="ce5" office:value-type="string" office:string-value="公開招標" calcext:value-type="string">
            <text:p><text:s/>公開招標 </text:p>
          </table:table-cell>
          <table:table-cell table:style-name="ce5" office:value-type="string" office:string-value="聖泰營造有限公司" calcext:value-type="string">
            <text:p><text:s/>聖泰營造有限公司 </text:p>
          </table:table-cell>
          <table:table-cell table:number-columns-repeated="1015"/>
        </table:table-row>
        <table:table-row table:style-name="ro5">
          <table:table-cell table:style-name="ce5" office:value-type="string" office:string-value="林緗亭" calcext:value-type="string">
            <text:p><text:s/>林緗亭 </text:p>
          </table:table-cell>
          <table:table-cell table:style-name="ce5" office:value-type="string" office:string-value="水上鄉宽士村崎子頭1之46號附近路面改善工程" calcext:value-type="string">
            <text:p><text:s/>水上鄉宽士村崎子頭1之46號附近路面改善工程 </text:p>
          </table:table-cell>
          <table:table-cell table:style-name="ce5" office:value-type="string" office:string-value="水上鄉" calcext:value-type="string">
            <text:p><text:s/>水上鄉 </text:p>
          </table:table-cell>
          <table:table-cell table:style-name="ce5" office:value-type="float" office:value="786" calcext:value-type="float">
            <text:p><text:s/>786 </text:p>
          </table:table-cell>
          <table:table-cell table:style-name="ce5" office:value-type="float" office:value="700" calcext:value-type="float">
            <text:p><text:s/>70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招標中" calcext:value-type="string">
            <text:p><text:s/>招標中 </text:p>
          </table:table-cell>
          <table:table-cell table:number-columns-repeated="1015"/>
        </table:table-row>
        <table:table-row table:style-name="ro5">
          <table:table-cell table:style-name="ce5" office:value-type="string" office:string-value="林緗亭" calcext:value-type="string">
            <text:p><text:s/>林緗亭 </text:p>
          </table:table-cell>
          <table:table-cell table:style-name="ce5" office:value-type="string" office:string-value="水上鄉嘉138線1k+550附近路面掏空修補" calcext:value-type="string">
            <text:p><text:s/>水上鄉嘉138線1k+550附近路面掏空修補 </text:p>
          </table:table-cell>
          <table:table-cell table:style-name="ce5" office:value-type="string" office:string-value="水上鄉" calcext:value-type="string">
            <text:p><text:s/>水上鄉 </text:p>
          </table:table-cell>
          <table:table-cell table:number-columns-repeated="2" table:style-name="ce5" office:value-type="float" office:value="140" calcext:value-type="float">
            <text:p><text:s/>14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聯祥營造股份有限公司" calcext:value-type="string">
            <text:p><text:s/>聯祥營造股份有限公司 </text:p>
          </table:table-cell>
          <table:table-cell table:number-columns-repeated="1015"/>
        </table:table-row>
        <table:table-row table:style-name="ro5">
          <table:table-cell table:style-name="ce5" office:value-type="string" office:string-value="林緗亭" calcext:value-type="string">
            <text:p><text:s/>林緗亭 </text:p>
          </table:table-cell>
          <table:table-cell table:style-name="ce5" office:value-type="string" office:string-value="水上鄉嘉138-1線4k+200路面修補" calcext:value-type="string">
            <text:p><text:s/>水上鄉嘉138-1線4k+200路面修補 </text:p>
          </table:table-cell>
          <table:table-cell table:style-name="ce5" office:value-type="string" office:string-value="水上鄉" calcext:value-type="string">
            <text:p><text:s/>水上鄉 </text:p>
          </table:table-cell>
          <table:table-cell table:number-columns-repeated="2" table:style-name="ce5" office:value-type="float" office:value="38" calcext:value-type="float">
            <text:p><text:s/>38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聯祥營造股份有限公司" calcext:value-type="string">
            <text:p><text:s/>聯祥營造股份有限公司 </text:p>
          </table:table-cell>
          <table:table-cell table:number-columns-repeated="1015"/>
        </table:table-row>
        <table:table-row table:style-name="ro7">
          <table:table-cell table:style-name="ce5" office:value-type="string" office:string-value="林緗亭" calcext:value-type="string">
            <text:p><text:s/>林緗亭 </text:p>
          </table:table-cell>
          <table:table-cell table:style-name="ce5" office:value-type="string" office:string-value="太保市故宮大道與嘉45線1K+100(故宮東路)銜接處改善" calcext:value-type="string">
            <text:p><text:s/>太保市故宮大道與嘉45線1K+100(故宮東路)銜接處改善 </text:p>
          </table:table-cell>
          <table:table-cell table:style-name="ce5" office:value-type="string" office:string-value="太保市" calcext:value-type="string">
            <text:p><text:s/>太保市 </text:p>
          </table:table-cell>
          <table:table-cell table:number-columns-repeated="2" table:style-name="ce5" office:value-type="float" office:value="140" calcext:value-type="float">
            <text:p><text:s/>14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聯祥營造股份有限公司" calcext:value-type="string">
            <text:p><text:s/>聯祥營造股份有限公司 </text:p>
          </table:table-cell>
          <table:table-cell table:number-columns-repeated="1015"/>
        </table:table-row>
        <table:table-row table:style-name="ro5">
          <table:table-cell table:style-name="ce5" office:value-type="string" office:string-value="林緗亭" calcext:value-type="string">
            <text:p><text:s/>林緗亭 </text:p>
          </table:table-cell>
          <table:table-cell table:style-name="ce5" office:value-type="string" office:string-value="太保市嘉45線0K+500附近修復" calcext:value-type="string">
            <text:p><text:s/>太保市嘉45線0K+500附近修復 </text:p>
          </table:table-cell>
          <table:table-cell table:style-name="ce5" office:value-type="string" office:string-value="太保市" calcext:value-type="string">
            <text:p><text:s/>太保市 </text:p>
          </table:table-cell>
          <table:table-cell table:number-columns-repeated="2" table:style-name="ce5" office:value-type="float" office:value="70" calcext:value-type="float">
            <text:p><text:s/>7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聯祥營造股份有限公司" calcext:value-type="string">
            <text:p><text:s/>聯祥營造股份有限公司 </text:p>
          </table:table-cell>
          <table:table-cell table:number-columns-repeated="1015"/>
        </table:table-row>
        <table:table-row table:style-name="ro8">
          <table:table-cell table:style-name="ce5" office:value-type="string" office:string-value="林緗亭" calcext:value-type="string">
            <text:p><text:s/>林緗亭 </text:p>
          </table:table-cell>
          <table:table-cell table:style-name="ce5" office:value-type="string" office:string-value="水上鄉外溪洲11鄰(溪安寺)、15鄰(123號之11)、16鄰(117號之1)附近路面改善工程" calcext:value-type="string">
            <text:p><text:s/>水上鄉外溪洲11鄰(溪安寺)、15鄰(123號之11)、16鄰(117號之1)附近路面改善工程 </text:p>
          </table:table-cell>
          <table:table-cell table:style-name="ce5" office:value-type="string" office:string-value="水上鄉" calcext:value-type="string">
            <text:p><text:s/>水上鄉 </text:p>
          </table:table-cell>
          <table:table-cell table:style-name="ce5" office:value-type="float" office:value="775" calcext:value-type="float">
            <text:p><text:s/>775 </text:p>
          </table:table-cell>
          <table:table-cell table:style-name="ce5" office:value-type="float" office:value="300" calcext:value-type="float">
            <text:p><text:s/>3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水上鄉公所" calcext:value-type="string">
            <text:p><text:s/>水上鄉公所 </text:p>
          </table:table-cell>
          <table:table-cell table:style-name="ce5" office:value-type="string" office:string-value="公開招標" calcext:value-type="string">
            <text:p><text:s/>公開招標 </text:p>
          </table:table-cell>
          <table:table-cell table:style-name="ce5" office:value-type="string" office:string-value="陸福營造有限公司" calcext:value-type="string">
            <text:p><text:s/>陸福營造有限公司 </text:p>
          </table:table-cell>
          <table:table-cell table:number-columns-repeated="1015"/>
        </table:table-row>
        <table:table-row table:style-name="ro5">
          <table:table-cell table:style-name="ce5" office:value-type="string" office:string-value="林緗亭" calcext:value-type="string">
            <text:p><text:s/>林緗亭 </text:p>
          </table:table-cell>
          <table:table-cell table:style-name="ce5" office:value-type="string" office:string-value="水上鄉南鄉村土地公廟附近增設護欄工程" calcext:value-type="string">
            <text:p><text:s/>水上鄉南鄉村土地公廟附近增設護欄工程 </text:p>
          </table:table-cell>
          <table:table-cell table:style-name="ce5" office:value-type="string" office:string-value="水上鄉" calcext:value-type="string">
            <text:p><text:s/>水上鄉 </text:p>
          </table:table-cell>
          <table:table-cell table:number-columns-repeated="2" table:style-name="ce5" office:value-type="float" office:value="120" calcext:value-type="float">
            <text:p><text:s/>12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水上鄉公所" calcext:value-type="string">
            <text:p><text:s/>水上鄉公所 </text:p>
          </table:table-cell>
          <table:table-cell table:style-name="ce5" office:value-type="string" office:string-value="公開招標" calcext:value-type="string">
            <text:p><text:s/>公開招標 </text:p>
          </table:table-cell>
          <table:table-cell table:style-name="ce5" office:value-type="string" office:string-value="佳昇鋁料行" calcext:value-type="string">
            <text:p><text:s/>佳昇鋁料行 </text:p>
          </table:table-cell>
          <table:table-cell table:number-columns-repeated="1015"/>
        </table:table-row>
        <table:table-row table:style-name="ro5">
          <table:table-cell table:style-name="ce5" office:value-type="string" office:string-value="林緗亭" calcext:value-type="string">
            <text:p><text:s/>林緗亭 </text:p>
          </table:table-cell>
          <table:table-cell table:style-name="ce5" office:value-type="string" office:string-value="水上鄉忠和村檳榔樹角23號之11附近路面改善工程" calcext:value-type="string">
            <text:p><text:s/>水上鄉忠和村檳榔樹角23號之11附近路面改善工程 </text:p>
          </table:table-cell>
          <table:table-cell table:style-name="ce5" office:value-type="string" office:string-value="水上鄉" calcext:value-type="string">
            <text:p><text:s/>水上鄉 </text:p>
          </table:table-cell>
          <table:table-cell table:number-columns-repeated="2" table:style-name="ce5" office:value-type="float" office:value="300" calcext:value-type="float">
            <text:p><text:s/>3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水上鄉公所" calcext:value-type="string">
            <text:p><text:s/>水上鄉公所 </text:p>
          </table:table-cell>
          <table:table-cell table:style-name="ce5" office:value-type="string" office:string-value="公開招標" calcext:value-type="string">
            <text:p><text:s/>公開招標 </text:p>
          </table:table-cell>
          <table:table-cell table:style-name="ce5" office:value-type="string" office:string-value="蜂展土木有限公司" calcext:value-type="string">
            <text:p><text:s/>蜂展土木有限公司 </text:p>
          </table:table-cell>
          <table:table-cell table:number-columns-repeated="1015"/>
        </table:table-row>
        <table:table-row table:style-name="ro5">
          <table:table-cell table:style-name="ce5" office:value-type="string" office:string-value="林寶瓶" calcext:value-type="string">
            <text:p><text:s/>林寶瓶 </text:p>
          </table:table-cell>
          <table:table-cell table:style-name="ce5" office:value-type="string" office:string-value="靖和農地重劃區東西15路改善工程" calcext:value-type="string">
            <text:p><text:s/>靖和農地重劃區東西15路改善工程 </text:p>
          </table:table-cell>
          <table:table-cell table:style-name="ce5" office:value-type="string" office:string-value="水上鄉南和村" calcext:value-type="string">
            <text:p><text:s/>水上鄉南和村 </text:p>
          </table:table-cell>
          <table:table-cell table:number-columns-repeated="2" table:style-name="ce5" office:value-type="float" office:value="1920" calcext:value-type="float">
            <text:p><text:s/>1,920 </text:p>
          </table:table-cell>
          <table:table-cell table:style-name="ce5" office:value-type="string" office:string-value="其他公共工程-農地重劃區內農路整修及改善" calcext:value-type="string">
            <text:p><text:s/>其他公共工程-農地重劃區內農路整修及改善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永傑營造有限公司" calcext:value-type="string">
            <text:p><text:s/>永傑營造有限公司 </text:p>
          </table:table-cell>
          <table:table-cell table:number-columns-repeated="1015"/>
        </table:table-row>
        <table:table-row table:style-name="ro5">
          <table:table-cell table:style-name="ce5" office:value-type="string" office:string-value="姜梅紅" calcext:value-type="string">
            <text:p><text:s/>姜梅紅 </text:p>
          </table:table-cell>
          <table:table-cell table:style-name="ce5" office:value-type="string" office:string-value="東石鄉蔦松村版橋修建工程" calcext:value-type="string">
            <text:p><text:s/>東石鄉蔦松村版橋修建工程 </text:p>
          </table:table-cell>
          <table:table-cell table:style-name="ce5" office:value-type="string" office:string-value="東石鄉" calcext:value-type="string">
            <text:p><text:s/>東石鄉 </text:p>
          </table:table-cell>
          <table:table-cell table:number-columns-repeated="2" table:style-name="ce5" office:value-type="float" office:value="98.7" calcext:value-type="float">
            <text:p><text:s/>99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立基土木營建工程" calcext:value-type="string">
            <text:p><text:s/>立基土木營建工程 </text:p>
          </table:table-cell>
          <table:table-cell table:number-columns-repeated="1015"/>
        </table:table-row>
        <table:table-row table:style-name="ro5">
          <table:table-cell table:style-name="ce5" office:value-type="string" office:string-value="姜梅紅" calcext:value-type="string">
            <text:p><text:s/>姜梅紅 </text:p>
          </table:table-cell>
          <table:table-cell table:style-name="ce5" office:value-type="string" office:string-value="東石鄉縣道166線版橋施設工程" calcext:value-type="string">
            <text:p><text:s/>東石鄉縣道166線版橋施設工程 </text:p>
          </table:table-cell>
          <table:table-cell table:style-name="ce5" office:value-type="string" office:string-value="東石鄉" calcext:value-type="string">
            <text:p><text:s/>東石鄉 </text:p>
          </table:table-cell>
          <table:table-cell table:number-columns-repeated="2" table:style-name="ce5" office:value-type="float" office:value="98.5" calcext:value-type="float">
            <text:p><text:s/>99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立基土木營建工程" calcext:value-type="string">
            <text:p><text:s/>立基土木營建工程 </text:p>
          </table:table-cell>
          <table:table-cell table:number-columns-repeated="1015"/>
        </table:table-row>
        <table:table-row table:style-name="ro5">
          <table:table-cell table:style-name="ce5" office:value-type="string" office:string-value="張明達" calcext:value-type="string">
            <text:p><text:s/>張明達 </text:p>
          </table:table-cell>
          <table:table-cell table:style-name="ce5" office:value-type="string" office:string-value="東石鄉鰲鼓村道路改善工程" calcext:value-type="string">
            <text:p><text:s/>東石鄉鰲鼓村道路改善工程 </text:p>
          </table:table-cell>
          <table:table-cell table:style-name="ce5" office:value-type="string" office:string-value="東石鄉" calcext:value-type="string">
            <text:p><text:s/>東石鄉 </text:p>
          </table:table-cell>
          <table:table-cell table:number-columns-repeated="2" table:style-name="ce5" office:value-type="float" office:value="420" calcext:value-type="float">
            <text:p><text:s/>42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有志營造有限公司" calcext:value-type="string">
            <text:p><text:s/>有志營造有限公司 </text:p>
          </table:table-cell>
          <table:table-cell table:number-columns-repeated="1015"/>
        </table:table-row>
        <table:table-row table:style-name="ro5">
          <table:table-cell table:style-name="ce5" office:value-type="string" office:string-value="張明達" calcext:value-type="string">
            <text:p><text:s/>張明達 </text:p>
          </table:table-cell>
          <table:table-cell table:style-name="ce5" office:value-type="string" office:string-value="日安社區道路修鋪工程" calcext:value-type="string">
            <text:p><text:s/>日安社區道路修鋪工程 </text:p>
          </table:table-cell>
          <table:table-cell table:style-name="ce5" office:value-type="string" office:string-value="番路鄉" calcext:value-type="string">
            <text:p><text:s/>番路鄉 </text:p>
          </table:table-cell>
          <table:table-cell table:number-columns-repeated="2" table:style-name="ce5" office:value-type="float" office:value="115.463" calcext:value-type="float">
            <text:p><text:s/>11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聯祥營造股份有限公司" calcext:value-type="string">
            <text:p><text:s/>聯祥營造股份有限公司 </text:p>
          </table:table-cell>
          <table:table-cell table:number-columns-repeated="1015"/>
        </table:table-row>
        <table:table-row table:style-name="ro9">
          <table:table-cell table:style-name="ce5" office:value-type="string" office:string-value="張明達" calcext:value-type="string">
            <text:p><text:s/>張明達 </text:p>
          </table:table-cell>
          <table:table-cell table:style-name="ce5" office:value-type="string" calcext:value-type="string">
            <text:p>達邦7鄰169線42.4K旁產道邊坡穩定及路面改善工程</text:p>
            <text:p>(原陳情名稱達邦段523及523-1地號擋土牆及路面工程)</text:p>
          </table:table-cell>
          <table:table-cell table:style-name="ce5" office:value-type="string" office:string-value="阿里山鄉" calcext:value-type="string">
            <text:p><text:s/>阿里山鄉 </text:p>
          </table:table-cell>
          <table:table-cell table:number-columns-repeated="2" table:style-name="ce5" office:value-type="float" office:value="1900" calcext:value-type="float">
            <text:p><text:s/>1,900 </text:p>
          </table:table-cell>
          <table:table-cell table:style-name="ce5" office:value-type="string" calcext:value-type="string">
            <text:p>其他公共工程-</text:p>
            <text:p>治山防洪及養護</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晨發營造有限公司" calcext:value-type="string">
            <text:p><text:s/>晨發營造有限公司 </text:p>
          </table:table-cell>
          <table:table-cell table:number-columns-repeated="1015"/>
        </table:table-row>
        <table:table-row table:style-name="ro5">
          <table:table-cell table:style-name="ce5" office:value-type="string" office:string-value="張明達" calcext:value-type="string">
            <text:p><text:s/>張明達 </text:p>
          </table:table-cell>
          <table:table-cell table:style-name="ce5" office:value-type="string" office:string-value="竹崎鄉番子潭順科產業道路及擋土牆改善工程" calcext:value-type="string">
            <text:p><text:s/>竹崎鄉番子潭順科產業道路及擋土牆改善工程 </text:p>
          </table:table-cell>
          <table:table-cell table:style-name="ce5" office:value-type="string" office:string-value="竹崎鄉" calcext:value-type="string">
            <text:p><text:s/>竹崎鄉 </text:p>
          </table:table-cell>
          <table:table-cell table:number-columns-repeated="2" table:style-name="ce5" office:value-type="float" office:value="2500" calcext:value-type="float">
            <text:p><text:s/>2,500 </text:p>
          </table:table-cell>
          <table:table-cell table:style-name="ce5" office:value-type="string" calcext:value-type="string">
            <text:p>其他公共工程-</text:p>
            <text:p>治山防洪及養護</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正賢土木包工業" calcext:value-type="string">
            <text:p><text:s/>正賢土木包工業 </text:p>
          </table:table-cell>
          <table:table-cell table:number-columns-repeated="1015"/>
        </table:table-row>
        <table:table-row table:style-name="ro8">
          <table:table-cell table:style-name="ce5" office:value-type="string" office:string-value="張明達" calcext:value-type="string">
            <text:p><text:s/>張明達 </text:p>
          </table:table-cell>
          <table:table-cell table:style-name="ce5" office:value-type="string" calcext:value-type="string">
            <text:p>下坑村中站部落農路排水設施改善工程</text:p>
            <text:p>(原陳情名稱下坑村中站部落聯絡道排水設施改善工程)</text:p>
          </table:table-cell>
          <table:table-cell table:style-name="ce5" office:value-type="string" office:string-value="番路鄉" calcext:value-type="string">
            <text:p><text:s/>番路鄉 </text:p>
          </table:table-cell>
          <table:table-cell table:number-columns-repeated="2" table:style-name="ce5" office:value-type="float" office:value="850" calcext:value-type="float">
            <text:p><text:s/>850 </text:p>
          </table:table-cell>
          <table:table-cell table:style-name="ce5" office:value-type="string" calcext:value-type="string">
            <text:p>其他公共工程-</text:p>
            <text:p>治山防洪及養護</text:p>
          </table:table-cell>
          <table:table-cell table:style-name="ce5" office:value-type="string" office:string-value="番路鄉公所" calcext:value-type="string">
            <text:p><text:s/>番路鄉公所 </text:p>
          </table:table-cell>
          <table:table-cell table:style-name="ce5" office:value-type="string" office:string-value="公開取得" calcext:value-type="string">
            <text:p><text:s/>公開取得 </text:p>
          </table:table-cell>
          <table:table-cell table:style-name="ce5" office:value-type="string" office:string-value="佑聖土木包工業" calcext:value-type="string">
            <text:p><text:s/>佑聖土木包工業 </text:p>
          </table:table-cell>
          <table:table-cell table:number-columns-repeated="1015"/>
        </table:table-row>
        <table:table-row table:style-name="ro5">
          <table:table-cell table:style-name="ce5" office:value-type="string" office:string-value="張明達" calcext:value-type="string">
            <text:p><text:s/>張明達 </text:p>
          </table:table-cell>
          <table:table-cell table:style-name="ce5" office:value-type="string" office:string-value="中埔鄉灣潭、同仁、瑞豐等22村水保改善工程" calcext:value-type="string">
            <text:p><text:s/>中埔鄉灣潭、同仁、瑞豐等22村水保改善工程 </text:p>
          </table:table-cell>
          <table:table-cell table:style-name="ce5" office:value-type="string" office:string-value="中埔鄉" calcext:value-type="string">
            <text:p><text:s/>中埔鄉 </text:p>
          </table:table-cell>
          <table:table-cell table:number-columns-repeated="2" table:style-name="ce5" office:value-type="float" office:value="3000" calcext:value-type="float">
            <text:p><text:s/>3,000 </text:p>
          </table:table-cell>
          <table:table-cell table:style-name="ce5" office:value-type="string" calcext:value-type="string">
            <text:p>其他公共工程-</text:p>
            <text:p>治山防洪及養護</text:p>
          </table:table-cell>
          <table:table-cell table:style-name="ce5" office:value-type="string" office:string-value="嘉義縣政府" calcext:value-type="string">
            <text:p><text:s/>嘉義縣政府 </text:p>
          </table:table-cell>
          <table:table-cell table:number-columns-repeated="2" table:style-name="ce5" office:value-type="string" office:string-value="尚未發包" calcext:value-type="string">
            <text:p><text:s/>尚未發包 </text:p>
          </table:table-cell>
          <table:table-cell table:number-columns-repeated="1015"/>
        </table:table-row>
        <table:table-row table:style-name="ro5">
          <table:table-cell table:style-name="ce5" office:value-type="string" office:string-value="張明達" calcext:value-type="string">
            <text:p><text:s/>張明達 </text:p>
          </table:table-cell>
          <table:table-cell table:style-name="ce5" office:value-type="string" office:string-value="達邦、樂野、來吉及南3村農路及聯絡道急需改善工程" calcext:value-type="string">
            <text:p><text:s/>達邦、樂野、來吉及南3村農路及聯絡道急需改善工程 </text:p>
          </table:table-cell>
          <table:table-cell table:style-name="ce5" office:value-type="string" office:string-value="阿里山鄉" calcext:value-type="string">
            <text:p><text:s/>阿里山鄉 </text:p>
          </table:table-cell>
          <table:table-cell table:number-columns-repeated="2" table:style-name="ce5" office:value-type="float" office:value="2000" calcext:value-type="float">
            <text:p><text:s/>2,000 </text:p>
          </table:table-cell>
          <table:table-cell table:style-name="ce5" office:value-type="string" calcext:value-type="string">
            <text:p>其他公共工程-</text:p>
            <text:p>治山防洪及養護</text:p>
          </table:table-cell>
          <table:table-cell table:style-name="ce5" office:value-type="string" office:string-value="阿里山鄉公所" calcext:value-type="string">
            <text:p><text:s/>阿里山鄉公所 </text:p>
          </table:table-cell>
          <table:table-cell table:number-columns-repeated="2" table:style-name="ce5" office:value-type="string" office:string-value="尚未發包" calcext:value-type="string">
            <text:p><text:s/>尚未發包 </text:p>
          </table:table-cell>
          <table:table-cell table:number-columns-repeated="1015"/>
        </table:table-row>
        <table:table-row table:style-name="ro5">
          <table:table-cell table:style-name="ce5" office:value-type="string" office:string-value="張貴忠" calcext:value-type="string">
            <text:p><text:s/>張貴忠 </text:p>
          </table:table-cell>
          <table:table-cell table:style-name="ce5" office:value-type="string" office:string-value="竹崎鄉縣道159線排水溝改善工程" calcext:value-type="string">
            <text:p><text:s/>竹崎鄉縣道159線排水溝改善工程 </text:p>
          </table:table-cell>
          <table:table-cell table:style-name="ce5" office:value-type="string" office:string-value="竹崎鄉" calcext:value-type="string">
            <text:p><text:s/>竹崎鄉 </text:p>
          </table:table-cell>
          <table:table-cell table:number-columns-repeated="2" table:style-name="ce5" office:value-type="float" office:value="600" calcext:value-type="float">
            <text:p><text:s/>60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竹崎鄉公所" calcext:value-type="string">
            <text:p><text:s/>竹崎鄉公所 </text:p>
          </table:table-cell>
          <table:table-cell table:style-name="ce5" office:value-type="string" office:string-value="公開招標" calcext:value-type="string">
            <text:p><text:s/>公開招標 </text:p>
          </table:table-cell>
          <table:table-cell table:style-name="ce5" office:value-type="string" office:string-value="松柏土木包工業" calcext:value-type="string">
            <text:p><text:s/>松柏土木包工業 </text:p>
          </table:table-cell>
          <table:table-cell table:number-columns-repeated="1015"/>
        </table:table-row>
        <table:table-row table:style-name="ro5">
          <table:table-cell table:style-name="ce5" office:value-type="string" office:string-value="張貴忠" calcext:value-type="string">
            <text:p><text:s/>張貴忠 </text:p>
          </table:table-cell>
          <table:table-cell table:style-name="ce5" office:value-type="string" office:string-value="竹崎鄉義隆村嘉118線道路鋪面改善工程" calcext:value-type="string">
            <text:p><text:s/>竹崎鄉義隆村嘉118線道路鋪面改善工程 </text:p>
          </table:table-cell>
          <table:table-cell table:style-name="ce5" office:value-type="string" office:string-value="竹崎鄉" calcext:value-type="string">
            <text:p><text:s/>竹崎鄉 </text:p>
          </table:table-cell>
          <table:table-cell table:number-columns-repeated="2" table:style-name="ce5" office:value-type="float" office:value="132" calcext:value-type="float">
            <text:p><text:s/>132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聯祥營造股份有限公司" calcext:value-type="string">
            <text:p><text:s/>聯祥營造股份有限公司 </text:p>
          </table:table-cell>
          <table:table-cell table:number-columns-repeated="1015"/>
        </table:table-row>
        <table:table-row table:style-name="ro5">
          <table:table-cell table:style-name="ce5" office:value-type="string" office:string-value="張貴忠" calcext:value-type="string">
            <text:p><text:s/>張貴忠 </text:p>
          </table:table-cell>
          <table:table-cell table:style-name="ce5" office:value-type="string" office:string-value="竹崎鄉復金村復金派出所周邊道路鋪面改善工程" calcext:value-type="string">
            <text:p><text:s/>竹崎鄉復金村復金派出所周邊道路鋪面改善工程 </text:p>
          </table:table-cell>
          <table:table-cell table:style-name="ce5" office:value-type="string" office:string-value="竹崎鄉" calcext:value-type="string">
            <text:p><text:s/>竹崎鄉 </text:p>
          </table:table-cell>
          <table:table-cell table:number-columns-repeated="2" table:style-name="ce5" office:value-type="float" office:value="260" calcext:value-type="float">
            <text:p><text:s/>26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張貴忠" calcext:value-type="string">
            <text:p><text:s/>張貴忠 </text:p>
          </table:table-cell>
          <table:table-cell table:style-name="ce5" office:value-type="string" office:string-value="鹿滿排水溝整建工程" calcext:value-type="string">
            <text:p><text:s/>鹿滿排水溝整建工程 </text:p>
          </table:table-cell>
          <table:table-cell table:style-name="ce5" office:value-type="string" office:string-value="竹崎鄉" calcext:value-type="string">
            <text:p><text:s/>竹崎鄉 </text:p>
          </table:table-cell>
          <table:table-cell table:style-name="ce5" office:value-type="float" office:value="1500" calcext:value-type="float">
            <text:p><text:s/>1,500 </text:p>
          </table:table-cell>
          <table:table-cell table:style-name="ce5" office:value-type="float" office:value="800" calcext:value-type="float">
            <text:p><text:s/>800 </text:p>
          </table:table-cell>
          <table:table-cell table:style-name="ce5" office:value-type="string" office:string-value="水利工程-防洪及灌溉工程" calcext:value-type="string">
            <text:p><text:s/>水利工程-防洪及灌溉工程 </text:p>
          </table:table-cell>
          <table:table-cell table:style-name="ce5" office:value-type="string" office:string-value=" 竹崎鄉公所 " calcext:value-type="string">
            <text:p><text:s text:c="2"/>竹崎鄉公所 <text:s/></text:p>
          </table:table-cell>
          <table:table-cell table:style-name="ce5" office:value-type="string" office:string-value=" 公開招標 " calcext:value-type="string">
            <text:p><text:s text:c="2"/>公開招標 <text:s/></text:p>
          </table:table-cell>
          <table:table-cell table:style-name="ce5" office:value-type="string" office:string-value="億得土木包工業" calcext:value-type="string">
            <text:p><text:s/>億得土木包工業 </text:p>
          </table:table-cell>
          <table:table-cell table:number-columns-repeated="1015"/>
        </table:table-row>
        <table:table-row table:style-name="ro5">
          <table:table-cell table:style-name="ce5" office:value-type="string" office:string-value="張貴忠" calcext:value-type="string">
            <text:p><text:s/>張貴忠 </text:p>
          </table:table-cell>
          <table:table-cell table:style-name="ce5" office:value-type="string" office:string-value="灣橋榮民醫院旁排水護岸工程" calcext:value-type="string">
            <text:p><text:s/>灣橋榮民醫院旁排水護岸工程 </text:p>
          </table:table-cell>
          <table:table-cell table:style-name="ce5" office:value-type="string" office:string-value="竹崎鄉" calcext:value-type="string">
            <text:p><text:s/>竹崎鄉 </text:p>
          </table:table-cell>
          <table:table-cell table:number-columns-repeated="2" table:style-name="ce5" office:value-type="float" office:value="600" calcext:value-type="float">
            <text:p><text:s/>600 </text:p>
          </table:table-cell>
          <table:table-cell table:style-name="ce5" office:value-type="string" office:string-value="水利工程-防洪及灌溉工程" calcext:value-type="string">
            <text:p><text:s/>水利工程-防洪及灌溉工程 </text:p>
          </table:table-cell>
          <table:table-cell table:style-name="ce5" office:value-type="string" office:string-value=" 竹崎鄉公所 " calcext:value-type="string">
            <text:p><text:s text:c="2"/>竹崎鄉公所 <text:s/></text:p>
          </table:table-cell>
          <table:table-cell table:style-name="ce5" office:value-type="string" office:string-value=" 公開招標 " calcext:value-type="string">
            <text:p><text:s text:c="2"/>公開招標 <text:s/></text:p>
          </table:table-cell>
          <table:table-cell table:style-name="ce5" office:value-type="string" office:string-value="政發土木包工業" calcext:value-type="string">
            <text:p><text:s/>政發土木包工業 </text:p>
          </table:table-cell>
          <table:table-cell table:number-columns-repeated="1015"/>
        </table:table-row>
        <table:table-row table:style-name="ro5">
          <table:table-cell table:style-name="ce5" office:value-type="string" office:string-value="張貴忠" calcext:value-type="string">
            <text:p><text:s/>張貴忠 </text:p>
          </table:table-cell>
          <table:table-cell table:style-name="ce5" office:value-type="string" office:string-value="竹崎鄉金獅村東湖仔公廟週邊道路擋土牆改善工程" calcext:value-type="string">
            <text:p><text:s/>竹崎鄉金獅村東湖仔公廟週邊道路擋土牆改善工程 </text:p>
          </table:table-cell>
          <table:table-cell table:style-name="ce5" office:value-type="string" office:string-value="竹崎鄉" calcext:value-type="string">
            <text:p><text:s/>竹崎鄉 </text:p>
          </table:table-cell>
          <table:table-cell table:number-columns-repeated="2" table:style-name="ce5" office:value-type="float" office:value="600" calcext:value-type="float">
            <text:p><text:s/>600 </text:p>
          </table:table-cell>
          <table:table-cell table:style-name="ce5" office:value-type="string" calcext:value-type="string">
            <text:p>其他公共工程-</text:p>
            <text:p>治山防洪及養護</text:p>
          </table:table-cell>
          <table:table-cell table:style-name="ce5" office:value-type="string" office:string-value="竹崎鄉公所" calcext:value-type="string">
            <text:p><text:s/>竹崎鄉公所 </text:p>
          </table:table-cell>
          <table:table-cell table:style-name="ce5" office:value-type="string" office:string-value="公開招標" calcext:value-type="string">
            <text:p><text:s/>公開招標 </text:p>
          </table:table-cell>
          <table:table-cell table:style-name="ce5" office:value-type="string" office:string-value="億得土木包工業" calcext:value-type="string">
            <text:p><text:s/>億得土木包工業 </text:p>
          </table:table-cell>
          <table:table-cell table:number-columns-repeated="1015"/>
        </table:table-row>
        <table:table-row table:style-name="ro5">
          <table:table-cell table:style-name="ce5" office:value-type="string" office:string-value="郭芳宜" calcext:value-type="string">
            <text:p><text:s/>郭芳宜 </text:p>
          </table:table-cell>
          <table:table-cell table:style-name="ce5" office:value-type="string" office:string-value="大林鎮三和里活動中心旁路面改善工程" calcext:value-type="string">
            <text:p><text:s/>大林鎮三和里活動中心旁路面改善工程 </text:p>
          </table:table-cell>
          <table:table-cell table:style-name="ce5" office:value-type="string" office:string-value="大林鎮" calcext:value-type="string">
            <text:p><text:s/>大林鎮 </text:p>
          </table:table-cell>
          <table:table-cell table:number-columns-repeated="2" table:style-name="ce5" office:value-type="float" office:value="811" calcext:value-type="float">
            <text:p><text:s/>811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日新土木包工業" calcext:value-type="string">
            <text:p><text:s/>日新土木包工業 </text:p>
          </table:table-cell>
          <table:table-cell table:number-columns-repeated="1015"/>
        </table:table-row>
        <table:table-row table:style-name="ro5">
          <table:table-cell table:style-name="ce5" office:value-type="string" office:string-value="郭芳宜" calcext:value-type="string">
            <text:p><text:s/>郭芳宜 </text:p>
          </table:table-cell>
          <table:table-cell table:style-name="ce5" office:value-type="string" office:string-value="大林鎮三和里保安宮附近及水碓將爺廟前路面改善工程" calcext:value-type="string">
            <text:p><text:s/>大林鎮三和里保安宮附近及水碓將爺廟前路面改善工程 </text:p>
          </table:table-cell>
          <table:table-cell table:style-name="ce5" office:value-type="string" office:string-value="大林鎮" calcext:value-type="string">
            <text:p><text:s/>大林鎮 </text:p>
          </table:table-cell>
          <table:table-cell table:number-columns-repeated="2" table:style-name="ce5" office:value-type="float" office:value="422" calcext:value-type="float">
            <text:p><text:s/>422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大林鎮公所" calcext:value-type="string">
            <text:p><text:s/>大林鎮公所 </text:p>
          </table:table-cell>
          <table:table-cell table:style-name="ce5" office:value-type="string" office:string-value="公開招標" calcext:value-type="string">
            <text:p><text:s/>公開招標 </text:p>
          </table:table-cell>
          <table:table-cell table:style-name="ce5" office:value-type="string" office:string-value="宜聰土木包工業" calcext:value-type="string">
            <text:p><text:s/>宜聰土木包工業 </text:p>
          </table:table-cell>
          <table:table-cell table:number-columns-repeated="1015"/>
        </table:table-row>
        <table:table-row table:style-name="ro5">
          <table:table-cell table:style-name="ce5" office:value-type="string" office:string-value="郭芳宜" calcext:value-type="string">
            <text:p><text:s/>郭芳宜 </text:p>
          </table:table-cell>
          <table:table-cell table:style-name="ce5" office:value-type="string" office:string-value="梅山鄉太平村以西農路改善工程" calcext:value-type="string">
            <text:p><text:s/>梅山鄉太平村以西農路改善工程 </text:p>
          </table:table-cell>
          <table:table-cell table:style-name="ce5" office:value-type="string" office:string-value="梅山鄉" calcext:value-type="string">
            <text:p><text:s/>梅山鄉 </text:p>
          </table:table-cell>
          <table:table-cell table:number-columns-repeated="2" table:style-name="ce5" office:value-type="float" office:value="2000" calcext:value-type="float">
            <text:p><text:s/>2,000 </text:p>
          </table:table-cell>
          <table:table-cell table:style-name="ce5" office:value-type="string" calcext:value-type="string">
            <text:p>其他公共工程-</text:p>
            <text:p>治山防洪及養護</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冠瑛營造有限公司" calcext:value-type="string">
            <text:p><text:s/>冠瑛營造有限公司 </text:p>
          </table:table-cell>
          <table:table-cell table:number-columns-repeated="1015"/>
        </table:table-row>
        <table:table-row table:style-name="ro5">
          <table:table-cell table:style-name="ce5" office:value-type="string" office:string-value="陳怡岳" calcext:value-type="string">
            <text:p><text:s/>陳怡岳 </text:p>
          </table:table-cell>
          <table:table-cell table:style-name="ce5" office:value-type="string" office:string-value="安和農地重劃區東路71改善工程" calcext:value-type="string">
            <text:p><text:s/>安和農地重劃區東路71改善工程 </text:p>
          </table:table-cell>
          <table:table-cell table:style-name="ce5" office:value-type="string" office:string-value="六腳鄉雙涵村" calcext:value-type="string">
            <text:p><text:s/>六腳鄉雙涵村 </text:p>
          </table:table-cell>
          <table:table-cell table:number-columns-repeated="2" table:style-name="ce5" office:value-type="float" office:value="290" calcext:value-type="float">
            <text:p><text:s/>290 </text:p>
          </table:table-cell>
          <table:table-cell table:style-name="ce5" office:value-type="string" office:string-value="其他公共工程-農地重劃區農水路維護" calcext:value-type="string">
            <text:p><text:s/>其他公共工程-農地重劃區農水路維護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發包中" calcext:value-type="string">
            <text:p><text:s/>發包中 </text:p>
          </table:table-cell>
          <table:table-cell table:number-columns-repeated="1015"/>
        </table:table-row>
        <table:table-row table:style-name="ro5">
          <table:table-cell table:style-name="ce5" office:value-type="string" office:string-value="陳怡岳" calcext:value-type="string">
            <text:p><text:s/>陳怡岳 </text:p>
          </table:table-cell>
          <table:table-cell table:style-name="ce5" office:value-type="string" office:string-value="安和農地重劃區北路18改善工程" calcext:value-type="string">
            <text:p><text:s/>安和農地重劃區北路18改善工程 </text:p>
          </table:table-cell>
          <table:table-cell table:style-name="ce5" office:value-type="string" office:string-value="六腳鄉雙涵村" calcext:value-type="string">
            <text:p><text:s/>六腳鄉雙涵村 </text:p>
          </table:table-cell>
          <table:table-cell table:number-columns-repeated="2" table:style-name="ce5" office:value-type="float" office:value="150" calcext:value-type="float">
            <text:p><text:s/>150 </text:p>
          </table:table-cell>
          <table:table-cell table:style-name="ce5" office:value-type="string" office:string-value="其他公共工程-農地重劃區農水路維護" calcext:value-type="string">
            <text:p><text:s/>其他公共工程-農地重劃區農水路維護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發包中" calcext:value-type="string">
            <text:p><text:s/>發包中 </text:p>
          </table:table-cell>
          <table:table-cell table:number-columns-repeated="1015"/>
        </table:table-row>
        <table:table-row table:style-name="ro5">
          <table:table-cell table:style-name="ce5" office:value-type="string" office:string-value="陳怡岳" calcext:value-type="string">
            <text:p><text:s/>陳怡岳 </text:p>
          </table:table-cell>
          <table:table-cell table:style-name="ce5" office:value-type="string" office:string-value="蒜頭農地重劃區路67改善工程" calcext:value-type="string">
            <text:p><text:s/>蒜頭農地重劃區路67改善工程 </text:p>
          </table:table-cell>
          <table:table-cell table:style-name="ce5" office:value-type="string" office:string-value="六腳鄉古林村" calcext:value-type="string">
            <text:p><text:s/>六腳鄉古林村 </text:p>
          </table:table-cell>
          <table:table-cell table:number-columns-repeated="2" table:style-name="ce5" office:value-type="float" office:value="560" calcext:value-type="float">
            <text:p><text:s/>560 </text:p>
          </table:table-cell>
          <table:table-cell table:style-name="ce5" office:value-type="string" office:string-value="其他公共工程-農地重劃區農水路維護" calcext:value-type="string">
            <text:p><text:s/>其他公共工程-農地重劃區農水路維護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發包中" calcext:value-type="string">
            <text:p><text:s/>發包中 </text:p>
          </table:table-cell>
          <table:table-cell table:number-columns-repeated="1015"/>
        </table:table-row>
        <table:table-row table:style-name="ro5">
          <table:table-cell table:style-name="ce5" office:value-type="string" office:string-value="陳怡岳" calcext:value-type="string">
            <text:p><text:s/>陳怡岳 </text:p>
          </table:table-cell>
          <table:table-cell table:style-name="ce5" office:value-type="string" office:string-value="縣治特區-朴子市大葛里吉祥三街道路改善工程" calcext:value-type="string">
            <text:p><text:s/>縣治特區-朴子市大葛里吉祥三街道路改善工程 </text:p>
          </table:table-cell>
          <table:table-cell table:style-name="ce5" office:value-type="string" office:string-value="朴子市" calcext:value-type="string">
            <text:p><text:s/>朴子市 </text:p>
          </table:table-cell>
          <table:table-cell table:number-columns-repeated="2" table:style-name="ce5" office:value-type="float" office:value="450" calcext:value-type="float">
            <text:p><text:s/>45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有志營造有限公司" calcext:value-type="string">
            <text:p><text:s/>有志營造有限公司 </text:p>
          </table:table-cell>
          <table:table-cell table:number-columns-repeated="1015"/>
        </table:table-row>
        <table:table-row table:style-name="ro5">
          <table:table-cell table:style-name="ce5" office:value-type="string" office:string-value="陳怡岳" calcext:value-type="string">
            <text:p><text:s/>陳怡岳 </text:p>
          </table:table-cell>
          <table:table-cell table:style-name="ce5" office:value-type="string" office:string-value="鹽館村9鄰排水溝改善工程" calcext:value-type="string">
            <text:p><text:s/>鹽館村9鄰排水溝改善工程 </text:p>
          </table:table-cell>
          <table:table-cell table:style-name="ce5" office:value-type="string" office:string-value="中埔鄉" calcext:value-type="string">
            <text:p><text:s/>中埔鄉 </text:p>
          </table:table-cell>
          <table:table-cell table:number-columns-repeated="2" table:style-name="ce5" office:value-type="float" office:value="400" calcext:value-type="float">
            <text:p><text:s/>40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駿霖營造有限公司" calcext:value-type="string">
            <text:p><text:s/>駿霖營造有限公司 </text:p>
          </table:table-cell>
          <table:table-cell table:number-columns-repeated="1015"/>
        </table:table-row>
        <table:table-row table:style-name="ro5">
          <table:table-cell table:style-name="ce5" office:value-type="string" office:string-value="陳怡岳" calcext:value-type="string">
            <text:p><text:s/>陳怡岳 </text:p>
          </table:table-cell>
          <table:table-cell table:style-name="ce5" office:value-type="string" office:string-value="朴子市安福里道路及排水改善工程" calcext:value-type="string">
            <text:p><text:s/>朴子市安福里道路及排水改善工程 </text:p>
          </table:table-cell>
          <table:table-cell table:style-name="ce5" office:value-type="string" office:string-value="朴子市" calcext:value-type="string">
            <text:p><text:s/>朴子市 </text:p>
          </table:table-cell>
          <table:table-cell table:number-columns-repeated="2" table:style-name="ce5" office:value-type="float" office:value="94.5" calcext:value-type="float">
            <text:p><text:s/>95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有志營造有限公司" calcext:value-type="string">
            <text:p><text:s/>有志營造有限公司 </text:p>
          </table:table-cell>
          <table:table-cell table:number-columns-repeated="1015"/>
        </table:table-row>
        <table:table-row table:style-name="ro5">
          <table:table-cell table:style-name="ce5" office:value-type="string" office:string-value="陳怡岳" calcext:value-type="string">
            <text:p><text:s/>陳怡岳 </text:p>
          </table:table-cell>
          <table:table-cell table:style-name="ce5" office:value-type="string" office:string-value="東石鄉港口村村里道路增設護欄及排水改善工程" calcext:value-type="string">
            <text:p><text:s/>東石鄉港口村村里道路增設護欄及排水改善工程 </text:p>
          </table:table-cell>
          <table:table-cell table:style-name="ce5" office:value-type="string" office:string-value="東石鄉" calcext:value-type="string">
            <text:p><text:s/>東石鄉 </text:p>
          </table:table-cell>
          <table:table-cell table:number-columns-repeated="2" table:style-name="ce5" office:value-type="float" office:value="400" calcext:value-type="float">
            <text:p><text:s/>40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聖大土木包工業" calcext:value-type="string">
            <text:p><text:s/>聖大土木包工業 </text:p>
          </table:table-cell>
          <table:table-cell table:number-columns-repeated="1015"/>
        </table:table-row>
        <table:table-row table:style-name="ro5">
          <table:table-cell table:style-name="ce5" office:value-type="string" office:string-value="陳怡岳" calcext:value-type="string">
            <text:p><text:s/>陳怡岳 </text:p>
          </table:table-cell>
          <table:table-cell table:style-name="ce5" office:value-type="string" office:string-value="東石鄉塭港村村里道路改善工程" calcext:value-type="string">
            <text:p><text:s/>東石鄉塭港村村里道路改善工程 </text:p>
          </table:table-cell>
          <table:table-cell table:style-name="ce5" office:value-type="string" office:string-value="東石鄉" calcext:value-type="string">
            <text:p><text:s/>東石鄉 </text:p>
          </table:table-cell>
          <table:table-cell table:number-columns-repeated="2" table:style-name="ce5" office:value-type="float" office:value="450" calcext:value-type="float">
            <text:p><text:s/>45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有志營造有限公司" calcext:value-type="string">
            <text:p><text:s/>有志營造有限公司 </text:p>
          </table:table-cell>
          <table:table-cell table:number-columns-repeated="1015"/>
        </table:table-row>
        <table:table-row table:style-name="ro5">
          <table:table-cell table:style-name="ce5" office:value-type="string" office:string-value="陳怡岳" calcext:value-type="string">
            <text:p><text:s/>陳怡岳 </text:p>
          </table:table-cell>
          <table:table-cell table:style-name="ce5" office:value-type="string" office:string-value="朴子市佳禾里村里道路鋪面改善工程" calcext:value-type="string">
            <text:p><text:s/>朴子市佳禾里村里道路鋪面改善工程 </text:p>
          </table:table-cell>
          <table:table-cell table:style-name="ce5" office:value-type="string" office:string-value="朴子市" calcext:value-type="string">
            <text:p><text:s/>朴子市 </text:p>
          </table:table-cell>
          <table:table-cell table:style-name="ce5" office:value-type="float" office:value="135" calcext:value-type="float">
            <text:p><text:s/>135 </text:p>
          </table:table-cell>
          <table:table-cell table:style-name="ce5" office:value-type="float" office:value="13.5" calcext:value-type="float">
            <text:p><text:s/>14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陳怡岳" calcext:value-type="string">
            <text:p><text:s/>陳怡岳 </text:p>
          </table:table-cell>
          <table:table-cell table:style-name="ce5" office:value-type="string" office:string-value="水上鄉回歸村15鄰北回路面改善工程" calcext:value-type="string">
            <text:p><text:s/>水上鄉回歸村15鄰北回路面改善工程 </text:p>
          </table:table-cell>
          <table:table-cell table:style-name="ce5" office:value-type="string" office:string-value="水上鄉" calcext:value-type="string">
            <text:p><text:s/>水上鄉 </text:p>
          </table:table-cell>
          <table:table-cell table:number-columns-repeated="2" table:style-name="ce5" office:value-type="float" office:value="370" calcext:value-type="float">
            <text:p><text:s/>37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陳怡岳" calcext:value-type="string">
            <text:p><text:s/>陳怡岳 </text:p>
          </table:table-cell>
          <table:table-cell table:style-name="ce5" office:value-type="string" office:string-value="朴子市佳禾里村里道路鋪面改善工程" calcext:value-type="string">
            <text:p><text:s/>朴子市佳禾里村里道路鋪面改善工程 </text:p>
          </table:table-cell>
          <table:table-cell table:style-name="ce5" office:value-type="string" office:string-value="朴子市" calcext:value-type="string">
            <text:p><text:s/>朴子市 </text:p>
          </table:table-cell>
          <table:table-cell table:number-columns-repeated="2" table:style-name="ce5" office:value-type="float" office:value="135" calcext:value-type="float">
            <text:p><text:s/>13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陳怡岳" calcext:value-type="string">
            <text:p><text:s/>陳怡岳 </text:p>
          </table:table-cell>
          <table:table-cell table:style-name="ce5" office:value-type="string" office:string-value="朴子市新寮里道路改善工程" calcext:value-type="string">
            <text:p><text:s/>朴子市新寮里道路改善工程 </text:p>
          </table:table-cell>
          <table:table-cell table:style-name="ce5" office:value-type="string" office:string-value="朴子市" calcext:value-type="string">
            <text:p><text:s/>朴子市 </text:p>
          </table:table-cell>
          <table:table-cell table:number-columns-repeated="2" table:style-name="ce5" office:value-type="float" office:value="55" calcext:value-type="float">
            <text:p><text:s/>5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10">
          <table:table-cell table:style-name="ce5" office:value-type="string" office:string-value="陳怡岳" calcext:value-type="string">
            <text:p><text:s/>陳怡岳 </text:p>
          </table:table-cell>
          <table:table-cell table:style-name="ce5" office:value-type="string" office:string-value="新寮里台19線旁增設移動式抽水機平台案" calcext:value-type="string">
            <text:p><text:s/>新寮里台19線旁增設移動式抽水機平台案 </text:p>
          </table:table-cell>
          <table:table-cell table:style-name="ce5" office:value-type="string" office:string-value="朴子市" calcext:value-type="string">
            <text:p><text:s/>朴子市 </text:p>
          </table:table-cell>
          <table:table-cell table:number-columns-repeated="2" table:style-name="ce5" office:value-type="float" office:value="99" calcext:value-type="float">
            <text:p><text:s/>99 </text:p>
          </table:table-cell>
          <table:table-cell table:style-name="ce5" office:value-type="string" office:string-value="水利工程-防洪及灌溉工程" calcext:value-type="string">
            <text:p><text:s/>水利工程-防洪及灌溉工程 </text:p>
          </table:table-cell>
          <table:table-cell table:style-name="ce5" office:value-type="string" office:string-value="朴子市公所" calcext:value-type="string">
            <text:p><text:s/>朴子市公所 </text:p>
          </table:table-cell>
          <table:table-cell table:style-name="ce5" office:value-type="string" office:string-value="逕向廠商採購(依據政府採購法中央機關未達公告金額採購招標辦法第五條規定辦理)" calcext:value-type="string">
            <text:p><text:s/>逕向廠商採購(依據政府採購法中央機關未達公告金額採購招標辦法第五條規定辦理) </text:p>
          </table:table-cell>
          <table:table-cell table:style-name="ce5" office:value-type="string" office:string-value="宏裕土木包工業" calcext:value-type="string">
            <text:p><text:s/>宏裕土木包工業 </text:p>
          </table:table-cell>
          <table:table-cell table:number-columns-repeated="1015"/>
        </table:table-row>
        <table:table-row table:style-name="ro5">
          <table:table-cell table:style-name="ce5" office:value-type="string" office:string-value="陳怡岳、黃金茂" calcext:value-type="string">
            <text:p><text:s/>陳怡岳、黃金茂 </text:p>
          </table:table-cell>
          <table:table-cell table:style-name="ce5" office:value-type="string" office:string-value="義竹鄉西過村道路改善工程" calcext:value-type="string">
            <text:p><text:s/>義竹鄉西過村道路改善工程 </text:p>
          </table:table-cell>
          <table:table-cell table:style-name="ce5" office:value-type="string" office:string-value="義竹鄉" calcext:value-type="string">
            <text:p><text:s/>義竹鄉 </text:p>
          </table:table-cell>
          <table:table-cell table:number-columns-repeated="2" table:style-name="ce5" office:value-type="float" office:value="690" calcext:value-type="float">
            <text:p><text:s/>69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陳保仁" calcext:value-type="string">
            <text:p><text:s/>陳保仁 </text:p>
          </table:table-cell>
          <table:table-cell table:style-name="ce5" office:value-type="string" office:string-value="梅山鄉太平以東各村農路及擋土牆改善工程" calcext:value-type="string">
            <text:p><text:s/>梅山鄉太平以東各村農路及擋土牆改善工程 </text:p>
          </table:table-cell>
          <table:table-cell table:style-name="ce5" office:value-type="string" office:string-value="梅山鄉" calcext:value-type="string">
            <text:p><text:s/>梅山鄉 </text:p>
          </table:table-cell>
          <table:table-cell table:number-columns-repeated="2" table:style-name="ce5" office:value-type="float" office:value="1000" calcext:value-type="float">
            <text:p><text:s/>1,000 </text:p>
          </table:table-cell>
          <table:table-cell table:style-name="ce5" office:value-type="string" calcext:value-type="string">
            <text:p>其他公共工程-</text:p>
            <text:p>治山防洪及養護</text:p>
          </table:table-cell>
          <table:table-cell table:style-name="ce5" office:value-type="string" office:string-value="梅山鄉公所" calcext:value-type="string">
            <text:p><text:s/>梅山鄉公所 </text:p>
          </table:table-cell>
          <table:table-cell table:style-name="ce5" office:value-type="string" office:string-value="公開取得" calcext:value-type="string">
            <text:p><text:s/>公開取得 </text:p>
          </table:table-cell>
          <table:table-cell table:style-name="ce5" office:value-type="string" office:string-value="佳泰土木包工業" calcext:value-type="string">
            <text:p><text:s/>佳泰土木包工業 </text:p>
          </table:table-cell>
          <table:table-cell table:number-columns-repeated="1015"/>
        </table:table-row>
        <table:table-row table:style-name="ro5">
          <table:table-cell table:style-name="ce5" office:value-type="string" office:string-value="曾亮哲" calcext:value-type="string">
            <text:p><text:s/>曾亮哲 </text:p>
          </table:table-cell>
          <table:table-cell table:style-name="ce5" office:value-type="string" office:string-value="竹崎鄉中和村村里道路鋪面改善工程" calcext:value-type="string">
            <text:p><text:s/>竹崎鄉中和村村里道路鋪面改善工程 </text:p>
          </table:table-cell>
          <table:table-cell table:style-name="ce5" office:value-type="string" office:string-value="竹崎鄉" calcext:value-type="string">
            <text:p><text:s/>竹崎鄉 </text:p>
          </table:table-cell>
          <table:table-cell table:number-columns-repeated="2" table:style-name="ce5" office:value-type="float" office:value="144" calcext:value-type="float">
            <text:p><text:s/>144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曾亮哲" calcext:value-type="string">
            <text:p><text:s/>曾亮哲 </text:p>
          </table:table-cell>
          <table:table-cell table:style-name="ce5" office:value-type="string" office:string-value="竹崎鄉灣橋村村里道路鋪面改善工程" calcext:value-type="string">
            <text:p><text:s/>竹崎鄉灣橋村村里道路鋪面改善工程 </text:p>
          </table:table-cell>
          <table:table-cell table:style-name="ce5" office:value-type="string" office:string-value="竹崎鄉" calcext:value-type="string">
            <text:p><text:s/>竹崎鄉 </text:p>
          </table:table-cell>
          <table:table-cell table:number-columns-repeated="2" table:style-name="ce5" office:value-type="float" office:value="420" calcext:value-type="float">
            <text:p><text:s/>42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曾亮哲" calcext:value-type="string">
            <text:p><text:s/>曾亮哲 </text:p>
          </table:table-cell>
          <table:table-cell table:style-name="ce5" office:value-type="string" office:string-value="竹崎鄉昇平村村里聯絡道道路鋪面改善工程" calcext:value-type="string">
            <text:p><text:s/>竹崎鄉昇平村村里聯絡道道路鋪面改善工程 </text:p>
          </table:table-cell>
          <table:table-cell table:style-name="ce5" office:value-type="string" office:string-value="竹崎鄉" calcext:value-type="string">
            <text:p><text:s/>竹崎鄉 </text:p>
          </table:table-cell>
          <table:table-cell table:number-columns-repeated="2" table:style-name="ce5" office:value-type="float" office:value="330" calcext:value-type="float">
            <text:p><text:s/>33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曾亮哲" calcext:value-type="string">
            <text:p><text:s/>曾亮哲 </text:p>
          </table:table-cell>
          <table:table-cell table:style-name="ce5" office:value-type="string" office:string-value="竹崎鄉昇平村舊社部落村里聯絡道道路鋪面改善工程" calcext:value-type="string">
            <text:p><text:s/>竹崎鄉昇平村舊社部落村里聯絡道道路鋪面改善工程 </text:p>
          </table:table-cell>
          <table:table-cell table:style-name="ce5" office:value-type="string" office:string-value="竹崎鄉" calcext:value-type="string">
            <text:p><text:s/>竹崎鄉 </text:p>
          </table:table-cell>
          <table:table-cell table:number-columns-repeated="2" table:style-name="ce5" office:value-type="float" office:value="360" calcext:value-type="float">
            <text:p><text:s/>36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7">
          <table:table-cell table:style-name="ce5" office:value-type="string" office:string-value="曾亮哲" calcext:value-type="string">
            <text:p><text:s/>曾亮哲 </text:p>
          </table:table-cell>
          <table:table-cell table:style-name="ce5" office:value-type="string" office:string-value="竹崎鄉內埔舊社內埔段1966地號附近產業道路及擋土牆改善工程" calcext:value-type="string">
            <text:p><text:s/>竹崎鄉內埔舊社內埔段1966地號附近產業道路及擋土牆改善工程 </text:p>
          </table:table-cell>
          <table:table-cell table:style-name="ce5" office:value-type="string" office:string-value="竹崎鄉" calcext:value-type="string">
            <text:p><text:s/>竹崎鄉 </text:p>
          </table:table-cell>
          <table:table-cell table:number-columns-repeated="2" table:style-name="ce5" office:value-type="float" office:value="700" calcext:value-type="float">
            <text:p><text:s/>700 </text:p>
          </table:table-cell>
          <table:table-cell table:style-name="ce5" office:value-type="string" calcext:value-type="string">
            <text:p>其他公共工程-</text:p>
            <text:p>治山防洪及養護</text:p>
          </table:table-cell>
          <table:table-cell table:style-name="ce5" office:value-type="string" office:string-value="嘉義縣政府" calcext:value-type="string">
            <text:p><text:s/>嘉義縣政府 </text:p>
          </table:table-cell>
          <table:table-cell table:style-name="ce5" office:value-type="string" office:string-value="公開取得" calcext:value-type="string">
            <text:p><text:s/>公開取得 </text:p>
          </table:table-cell>
          <table:table-cell table:style-name="ce5" office:value-type="string" office:string-value="政發土木包工業" calcext:value-type="string">
            <text:p><text:s/>政發土木包工業 </text:p>
          </table:table-cell>
          <table:table-cell table:number-columns-repeated="1015"/>
        </table:table-row>
        <table:table-row table:style-name="ro5">
          <table:table-cell table:style-name="ce5" office:value-type="string" office:string-value="曾亮哲" calcext:value-type="string">
            <text:p><text:s/>曾亮哲 </text:p>
          </table:table-cell>
          <table:table-cell table:style-name="ce5" office:value-type="string" office:string-value="灣橋下厝坑農路版橋改善工程" calcext:value-type="string">
            <text:p><text:s/>灣橋下厝坑農路版橋改善工程 </text:p>
          </table:table-cell>
          <table:table-cell table:style-name="ce5" office:value-type="string" office:string-value="竹崎鄉" calcext:value-type="string">
            <text:p><text:s/>竹崎鄉 </text:p>
          </table:table-cell>
          <table:table-cell table:number-columns-repeated="2" table:style-name="ce5" office:value-type="float" office:value="600" calcext:value-type="float">
            <text:p><text:s/>600 </text:p>
          </table:table-cell>
          <table:table-cell table:style-name="ce5" office:value-type="string" calcext:value-type="string">
            <text:p>其他公共工程-</text:p>
            <text:p>治山防洪及養護</text:p>
          </table:table-cell>
          <table:table-cell table:style-name="ce5" office:value-type="string" office:string-value="竹崎鄉公所" calcext:value-type="string">
            <text:p><text:s/>竹崎鄉公所 </text:p>
          </table:table-cell>
          <table:table-cell table:style-name="ce5" office:value-type="string" office:string-value="公開招標" calcext:value-type="string">
            <text:p><text:s/>公開招標 </text:p>
          </table:table-cell>
          <table:table-cell table:style-name="ce5" office:value-type="string" office:string-value="尚未發包" calcext:value-type="string">
            <text:p><text:s/>尚未發包 </text:p>
          </table:table-cell>
          <table:table-cell table:number-columns-repeated="1015"/>
        </table:table-row>
        <table:table-row table:style-name="ro5">
          <table:table-cell table:style-name="ce5" office:value-type="string" office:string-value="曾亮哲" calcext:value-type="string">
            <text:p><text:s/>曾亮哲 </text:p>
          </table:table-cell>
          <table:table-cell table:style-name="ce5" office:value-type="string" office:string-value="竹崎鄉公館段53地號旁附近產業道路及擋土牆改善工程" calcext:value-type="string">
            <text:p><text:s/>竹崎鄉公館段53地號旁附近產業道路及擋土牆改善工程 </text:p>
          </table:table-cell>
          <table:table-cell table:style-name="ce5" office:value-type="string" office:string-value="竹崎鄉" calcext:value-type="string">
            <text:p><text:s/>竹崎鄉 </text:p>
          </table:table-cell>
          <table:table-cell table:number-columns-repeated="2" table:style-name="ce5" office:value-type="float" office:value="670" calcext:value-type="float">
            <text:p><text:s/>670 </text:p>
          </table:table-cell>
          <table:table-cell table:style-name="ce5" office:value-type="string" calcext:value-type="string">
            <text:p>其他公共工程-</text:p>
            <text:p>治山防洪及養護</text:p>
          </table:table-cell>
          <table:table-cell table:style-name="ce5" office:value-type="string" office:string-value="竹崎鄉公所" calcext:value-type="string">
            <text:p><text:s/>竹崎鄉公所 </text:p>
          </table:table-cell>
          <table:table-cell table:style-name="ce5" office:value-type="string" office:string-value="公開招標" calcext:value-type="string">
            <text:p><text:s/>公開招標 </text:p>
          </table:table-cell>
          <table:table-cell table:style-name="ce5" office:value-type="string" office:string-value="尚未發包" calcext:value-type="string">
            <text:p><text:s/>尚未發包 </text:p>
          </table:table-cell>
          <table:table-cell table:number-columns-repeated="1015"/>
        </table:table-row>
        <table:table-row table:style-name="ro5">
          <table:table-cell table:style-name="ce5" office:value-type="string" office:string-value="曾亮哲" calcext:value-type="string">
            <text:p><text:s/>曾亮哲 </text:p>
          </table:table-cell>
          <table:table-cell table:style-name="ce5" office:value-type="string" office:string-value="竹崎鄉山豬崙產業道路及擋土牆改善工程" calcext:value-type="string">
            <text:p><text:s/>竹崎鄉山豬崙產業道路及擋土牆改善工程 </text:p>
          </table:table-cell>
          <table:table-cell table:style-name="ce5" office:value-type="string" office:string-value="竹崎鄉" calcext:value-type="string">
            <text:p><text:s/>竹崎鄉 </text:p>
          </table:table-cell>
          <table:table-cell table:number-columns-repeated="2" table:style-name="ce5" office:value-type="float" office:value="650" calcext:value-type="float">
            <text:p><text:s/>650 </text:p>
          </table:table-cell>
          <table:table-cell table:style-name="ce5" office:value-type="string" calcext:value-type="string">
            <text:p>其他公共工程-</text:p>
            <text:p>治山防洪及養護</text:p>
          </table:table-cell>
          <table:table-cell table:style-name="ce5" office:value-type="string" office:string-value="竹崎鄉公所" calcext:value-type="string">
            <text:p><text:s/>竹崎鄉公所 </text:p>
          </table:table-cell>
          <table:table-cell table:style-name="ce5" office:value-type="string" office:string-value="公開招標" calcext:value-type="string">
            <text:p><text:s/>公開招標 </text:p>
          </table:table-cell>
          <table:table-cell table:style-name="ce5" office:value-type="string" office:string-value="立昌土木包工業" calcext:value-type="string">
            <text:p><text:s/>立昌土木包工業 </text:p>
          </table:table-cell>
          <table:table-cell table:number-columns-repeated="1015"/>
        </table:table-row>
        <table:table-row table:style-name="ro5">
          <table:table-cell table:style-name="ce5" office:value-type="string" calcext:value-type="string">
            <text:p>黃金茂</text:p>
            <text:p>蔡瑋傑</text:p>
          </table:table-cell>
          <table:table-cell table:style-name="ce5" office:value-type="string" office:string-value="溪墘排水義布橋旁擋水牆改善工程" calcext:value-type="string">
            <text:p><text:s/>溪墘排水義布橋旁擋水牆改善工程 </text:p>
          </table:table-cell>
          <table:table-cell table:style-name="ce5" office:value-type="string" office:string-value="布袋鎮" calcext:value-type="string">
            <text:p><text:s/>布袋鎮 </text:p>
          </table:table-cell>
          <table:table-cell table:style-name="ce5" office:value-type="float" office:value="4000" calcext:value-type="float">
            <text:p><text:s/>4,000 </text:p>
          </table:table-cell>
          <table:table-cell table:style-name="ce5" office:value-type="float" office:value="2000" calcext:value-type="float">
            <text:p><text:s/>2,000 </text:p>
          </table:table-cell>
          <table:table-cell table:style-name="ce5" office:value-type="string" office:string-value="水利工程-防洪及灌溉工程" calcext:value-type="string">
            <text:p><text:s/>水利工程-防洪及灌溉工程 </text:p>
          </table:table-cell>
          <table:table-cell table:style-name="ce5" office:value-type="string" office:string-value=" 嘉義縣政府 " calcext:value-type="string">
            <text:p><text:s text:c="2"/>嘉義縣政府 <text:s/></text:p>
          </table:table-cell>
          <table:table-cell table:style-name="ce5" office:value-type="string" office:string-value=" 公開招標 " calcext:value-type="string">
            <text:p><text:s text:c="2"/>公開招標 <text:s/></text:p>
          </table:table-cell>
          <table:table-cell table:style-name="ce5" office:value-type="string" office:string-value="冠興土木包工業" calcext:value-type="string">
            <text:p><text:s/>冠興土木包工業 </text:p>
          </table:table-cell>
          <table:table-cell table:number-columns-repeated="1015"/>
        </table:table-row>
        <table:table-row table:style-name="ro5">
          <table:table-cell table:style-name="ce5" office:value-type="string" office:string-value="黃嫈珺" calcext:value-type="string">
            <text:p><text:s/>黃嫈珺 </text:p>
          </table:table-cell>
          <table:table-cell table:style-name="ce5" office:value-type="string" office:string-value="松梅農地重劃區東路31改善工程" calcext:value-type="string">
            <text:p><text:s/>松梅農地重劃區東路31改善工程 </text:p>
          </table:table-cell>
          <table:table-cell table:style-name="ce5" office:value-type="string" office:string-value="朴子市南竹里" calcext:value-type="string">
            <text:p><text:s/>朴子市南竹里 </text:p>
          </table:table-cell>
          <table:table-cell table:number-columns-repeated="2" table:style-name="ce5" office:value-type="float" office:value="1500" calcext:value-type="float">
            <text:p><text:s/>1,500 </text:p>
          </table:table-cell>
          <table:table-cell table:style-name="ce5" office:value-type="string" office:string-value="其他公共工程-農地重劃區內農路整修及改善" calcext:value-type="string">
            <text:p><text:s/>其他公共工程-農地重劃區內農路整修及改善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有志營造有限公司" calcext:value-type="string">
            <text:p><text:s/>有志營造有限公司 </text:p>
          </table:table-cell>
          <table:table-cell table:number-columns-repeated="1015"/>
        </table:table-row>
        <table:table-row table:style-name="ro5">
          <table:table-cell table:style-name="ce5" office:value-type="string" office:string-value="黃錦成" calcext:value-type="string">
            <text:p><text:s/>黃錦成 </text:p>
          </table:table-cell>
          <table:table-cell table:style-name="ce5" office:value-type="string" office:string-value="安和農地重劃區東路50改善工程" calcext:value-type="string">
            <text:p><text:s/>安和農地重劃區東路50改善工程 </text:p>
          </table:table-cell>
          <table:table-cell table:style-name="ce5" office:value-type="string" office:string-value="六腳鄉雙涵村" calcext:value-type="string">
            <text:p><text:s/>六腳鄉雙涵村 </text:p>
          </table:table-cell>
          <table:table-cell table:number-columns-repeated="2" table:style-name="ce5" office:value-type="float" office:value="840" calcext:value-type="float">
            <text:p><text:s/>840 </text:p>
          </table:table-cell>
          <table:table-cell table:style-name="ce5" office:value-type="string" office:string-value="其他公共工程-農地重劃區農水路維護" calcext:value-type="string">
            <text:p><text:s/>其他公共工程-農地重劃區農水路維護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成財營造有限公司" calcext:value-type="string">
            <text:p><text:s/>成財營造有限公司 </text:p>
          </table:table-cell>
          <table:table-cell table:number-columns-repeated="1015"/>
        </table:table-row>
        <table:table-row table:style-name="ro5">
          <table:table-cell table:style-name="ce5" office:value-type="string" office:string-value="黃錦成" calcext:value-type="string">
            <text:p><text:s/>黃錦成 </text:p>
          </table:table-cell>
          <table:table-cell table:style-name="ce5" office:value-type="string" office:string-value="朴子市文化里村里巷道改善工程" calcext:value-type="string">
            <text:p><text:s/>朴子市文化里村里巷道改善工程 </text:p>
          </table:table-cell>
          <table:table-cell table:style-name="ce5" office:value-type="string" office:string-value="朴子市" calcext:value-type="string">
            <text:p><text:s/>朴子市 </text:p>
          </table:table-cell>
          <table:table-cell table:number-columns-repeated="2" table:style-name="ce5" office:value-type="float" office:value="125" calcext:value-type="float">
            <text:p><text:s/>12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葉和平" calcext:value-type="string">
            <text:p><text:s/>葉和平 </text:p>
          </table:table-cell>
          <table:table-cell table:style-name="ce5" office:value-type="string" office:string-value="大林鎮溝背段3番之5地號路面工程" calcext:value-type="string">
            <text:p><text:s/>大林鎮溝背段3番之5地號路面工程 </text:p>
          </table:table-cell>
          <table:table-cell table:style-name="ce5" office:value-type="string" office:string-value="大林鎮" calcext:value-type="string">
            <text:p><text:s/>大林鎮 </text:p>
          </table:table-cell>
          <table:table-cell table:number-columns-repeated="2" table:style-name="ce5" office:value-type="float" office:value="147" calcext:value-type="float">
            <text:p><text:s/>147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大林鎮公所" calcext:value-type="string">
            <text:p><text:s/>大林鎮公所 </text:p>
          </table:table-cell>
          <table:table-cell table:style-name="ce5" office:value-type="string" office:string-value="公開招標" calcext:value-type="string">
            <text:p><text:s/>公開招標 </text:p>
          </table:table-cell>
          <table:table-cell table:style-name="ce5" office:value-type="string" office:string-value="創建營造營有限公司" calcext:value-type="string">
            <text:p><text:s/>創建營造營有限公司 </text:p>
          </table:table-cell>
          <table:table-cell table:number-columns-repeated="1015"/>
        </table:table-row>
        <table:table-row table:style-name="ro5">
          <table:table-cell table:style-name="ce5" office:value-type="string" office:string-value="葉和平" calcext:value-type="string">
            <text:p><text:s/>葉和平 </text:p>
          </table:table-cell>
          <table:table-cell table:style-name="ce5" office:value-type="string" office:string-value="大林鎮北中林排水中林段旁改善工程" calcext:value-type="string">
            <text:p><text:s/>大林鎮北中林排水中林段旁改善工程 </text:p>
          </table:table-cell>
          <table:table-cell table:style-name="ce5" office:value-type="string" office:string-value="大林鎮" calcext:value-type="string">
            <text:p><text:s/>大林鎮 </text:p>
          </table:table-cell>
          <table:table-cell table:style-name="ce5" office:value-type="float" office:value="400" calcext:value-type="float">
            <text:p><text:s/>400 </text:p>
          </table:table-cell>
          <table:table-cell table:style-name="ce5" office:value-type="float" office:value="380" calcext:value-type="float">
            <text:p><text:s/>380 </text:p>
          </table:table-cell>
          <table:table-cell table:style-name="ce5" office:value-type="string" office:string-value="水利工程-防洪及灌溉工程" calcext:value-type="string">
            <text:p><text:s/>水利工程-防洪及灌溉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承運土木包工業" calcext:value-type="string">
            <text:p><text:s/>承運土木包工業 </text:p>
          </table:table-cell>
          <table:table-cell table:number-columns-repeated="1015"/>
        </table:table-row>
        <table:table-row table:style-name="ro5">
          <table:table-cell table:style-name="ce5" office:value-type="string" office:string-value="葉和平" calcext:value-type="string">
            <text:p><text:s/>葉和平 </text:p>
          </table:table-cell>
          <table:table-cell table:style-name="ce5" office:value-type="string" office:string-value="梅山鄉圳頭段28-198地號路面改善工程" calcext:value-type="string">
            <text:p><text:s/>梅山鄉圳頭段28-198地號路面改善工程 </text:p>
          </table:table-cell>
          <table:table-cell table:style-name="ce5" office:value-type="string" office:string-value="梅山鄉" calcext:value-type="string">
            <text:p><text:s/>梅山鄉 </text:p>
          </table:table-cell>
          <table:table-cell table:number-columns-repeated="2" table:style-name="ce5" office:value-type="float" office:value="300" calcext:value-type="float">
            <text:p><text:s/>300 </text:p>
          </table:table-cell>
          <table:table-cell table:style-name="ce5" office:value-type="string" calcext:value-type="string">
            <text:p>其他公共工程-</text:p>
            <text:p>治山防洪及養護</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冠瑛營造有限公司" calcext:value-type="string">
            <text:p><text:s/>冠瑛營造有限公司 </text:p>
          </table:table-cell>
          <table:table-cell table:number-columns-repeated="1015"/>
        </table:table-row>
        <table:table-row table:style-name="ro7">
          <table:table-cell table:style-name="ce5" office:value-type="string" office:string-value="葉和平" calcext:value-type="string">
            <text:p><text:s/>葉和平 </text:p>
          </table:table-cell>
          <table:table-cell table:style-name="ce5" office:value-type="string" office:string-value="梅山鄉梅東、梅南、梅北、圳北及過山等村農路改善工程" calcext:value-type="string">
            <text:p><text:s/>梅山鄉梅東、梅南、梅北、圳北及過山等村農路改善工程 </text:p>
          </table:table-cell>
          <table:table-cell table:style-name="ce5" office:value-type="string" office:string-value="梅山鄉" calcext:value-type="string">
            <text:p><text:s/>梅山鄉 </text:p>
          </table:table-cell>
          <table:table-cell table:number-columns-repeated="2" table:style-name="ce5" office:value-type="float" office:value="1000" calcext:value-type="float">
            <text:p><text:s/>1,000 </text:p>
          </table:table-cell>
          <table:table-cell table:style-name="ce5" office:value-type="string" calcext:value-type="string">
            <text:p>其他公共工程-</text:p>
            <text:p>治山防洪及養護</text:p>
          </table:table-cell>
          <table:table-cell table:style-name="ce5" office:value-type="string" office:string-value="梅山鄉公所" calcext:value-type="string">
            <text:p><text:s/>梅山鄉公所 </text:p>
          </table:table-cell>
          <table:table-cell table:style-name="ce5" office:value-type="string" office:string-value="公開取得" calcext:value-type="string">
            <text:p><text:s/>公開取得 </text:p>
          </table:table-cell>
          <table:table-cell table:style-name="ce5" office:value-type="string" office:string-value="駿寶土木包工業" calcext:value-type="string">
            <text:p><text:s/>駿寶土木包工業 </text:p>
          </table:table-cell>
          <table:table-cell table:number-columns-repeated="1015"/>
        </table:table-row>
        <table:table-row table:style-name="ro5">
          <table:table-cell table:style-name="ce5" office:value-type="string" office:string-value="葉和平" calcext:value-type="string">
            <text:p><text:s/>葉和平 </text:p>
          </table:table-cell>
          <table:table-cell table:style-name="ce5" office:value-type="string" office:string-value="大林鎮中坑里田寮段354地號旁農路改善工程" calcext:value-type="string">
            <text:p><text:s/>大林鎮中坑里田寮段354地號旁農路改善工程 </text:p>
          </table:table-cell>
          <table:table-cell table:style-name="ce5" office:value-type="string" office:string-value="大林鎮" calcext:value-type="string">
            <text:p><text:s/>大林鎮 </text:p>
          </table:table-cell>
          <table:table-cell table:number-columns-repeated="2" table:style-name="ce5" office:value-type="float" office:value="300" calcext:value-type="float">
            <text:p><text:s/>300 </text:p>
          </table:table-cell>
          <table:table-cell table:style-name="ce5" office:value-type="string" calcext:value-type="string">
            <text:p>其他公共工程-</text:p>
            <text:p>治山防洪及養護</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冠瑛營造有限公司" calcext:value-type="string">
            <text:p><text:s/>冠瑛營造有限公司 </text:p>
          </table:table-cell>
          <table:table-cell table:number-columns-repeated="1015"/>
        </table:table-row>
        <table:table-row table:style-name="ro5">
          <table:table-cell table:style-name="ce5" office:value-type="string" office:string-value="葉和平" calcext:value-type="string">
            <text:p><text:s/>葉和平 </text:p>
          </table:table-cell>
          <table:table-cell table:style-name="ce5" office:value-type="string" office:string-value="大林鎮中林段大民北路附近農路改善工程" calcext:value-type="string">
            <text:p><text:s/>大林鎮中林段大民北路附近農路改善工程 </text:p>
          </table:table-cell>
          <table:table-cell table:style-name="ce5" office:value-type="string" office:string-value="大林鎮" calcext:value-type="string">
            <text:p><text:s/>大林鎮 </text:p>
          </table:table-cell>
          <table:table-cell table:number-columns-repeated="2" table:style-name="ce5" office:value-type="float" office:value="280" calcext:value-type="float">
            <text:p><text:s/>280 </text:p>
          </table:table-cell>
          <table:table-cell table:style-name="ce5" office:value-type="string" calcext:value-type="string">
            <text:p>其他公共工程-</text:p>
            <text:p>治山防洪及養護</text:p>
          </table:table-cell>
          <table:table-cell table:style-name="ce5" office:value-type="string" office:string-value="大林鎮公所" calcext:value-type="string">
            <text:p><text:s/>大林鎮公所 </text:p>
          </table:table-cell>
          <table:table-cell table:number-columns-repeated="2" table:style-name="ce5" office:value-type="string" office:string-value="尚未發包" calcext:value-type="string">
            <text:p><text:s/>尚未發包 </text:p>
          </table:table-cell>
          <table:table-cell table:number-columns-repeated="1015"/>
        </table:table-row>
        <table:table-row table:style-name="ro5">
          <table:table-cell table:style-name="ce5" office:value-type="string" office:string-value="葉孟龍" calcext:value-type="string">
            <text:p><text:s/>葉孟龍 </text:p>
          </table:table-cell>
          <table:table-cell table:style-name="ce5" office:value-type="string" office:string-value="中央農地重劃區北路1農路改善工程" calcext:value-type="string">
            <text:p><text:s/>中央農地重劃區北路1農路改善工程 </text:p>
          </table:table-cell>
          <table:table-cell table:style-name="ce5" office:value-type="string" office:string-value="新港鄉中洋村" calcext:value-type="string">
            <text:p><text:s/>新港鄉中洋村 </text:p>
          </table:table-cell>
          <table:table-cell table:number-columns-repeated="2" table:style-name="ce5" office:value-type="float" office:value="500" calcext:value-type="float">
            <text:p><text:s/>500 </text:p>
          </table:table-cell>
          <table:table-cell table:style-name="ce5" office:value-type="string" office:string-value="其他公共工程-農地重劃區內農路整修及改善" calcext:value-type="string">
            <text:p><text:s/>其他公共工程-農地重劃區內農路整修及改善 </text:p>
          </table:table-cell>
          <table:table-cell table:style-name="ce5" office:value-type="string" office:string-value="新港鄉公所" calcext:value-type="string">
            <text:p><text:s/>新港鄉公所 </text:p>
          </table:table-cell>
          <table:table-cell table:style-name="ce5" office:value-type="string" office:string-value="公開取得" calcext:value-type="string">
            <text:p><text:s/>公開取得 </text:p>
          </table:table-cell>
          <table:table-cell table:style-name="ce5" office:value-type="string" office:string-value="宜聰土木包工業" calcext:value-type="string">
            <text:p><text:s/>宜聰土木包工業 </text:p>
          </table:table-cell>
          <table:table-cell table:number-columns-repeated="1015"/>
        </table:table-row>
        <table:table-row table:style-name="ro5">
          <table:table-cell table:style-name="ce5" office:value-type="string" office:string-value="董國誠" calcext:value-type="string">
            <text:p><text:s/>董國誠 </text:p>
          </table:table-cell>
          <table:table-cell table:style-name="ce5" office:value-type="string" office:string-value="過溝農地重劃區東西27路行直、行導橋前路面改善工程" calcext:value-type="string">
            <text:p><text:s/>過溝農地重劃區東西27路行直、行導橋前路面改善工程 </text:p>
          </table:table-cell>
          <table:table-cell table:style-name="ce5" office:value-type="string" office:string-value="太保市麻寮里" calcext:value-type="string">
            <text:p><text:s/>太保市麻寮里 </text:p>
          </table:table-cell>
          <table:table-cell table:number-columns-repeated="2" table:style-name="ce5" office:value-type="float" office:value="90" calcext:value-type="float">
            <text:p><text:s/>90 </text:p>
          </table:table-cell>
          <table:table-cell table:style-name="ce5" office:value-type="string" office:string-value="其他公共工程-農地重劃區內農路整修及改善" calcext:value-type="string">
            <text:p><text:s/>其他公共工程-農地重劃區內農路整修及改善 </text:p>
          </table:table-cell>
          <table:table-cell table:style-name="ce5" office:value-type="string" office:string-value="嘉義縣政府" calcext:value-type="string">
            <text:p><text:s/>嘉義縣政府 </text:p>
          </table:table-cell>
          <table:table-cell table:style-name="ce5" office:value-type="string" office:string-value="10萬元以下小額採購" calcext:value-type="string">
            <text:p><text:s/>10萬元以下小額採購 </text:p>
          </table:table-cell>
          <table:table-cell table:style-name="ce5" office:value-type="string" office:string-value="日新土木包工業" calcext:value-type="string">
            <text:p><text:s/>日新土木包工業 </text:p>
          </table:table-cell>
          <table:table-cell table:number-columns-repeated="1015"/>
        </table:table-row>
        <table:table-row table:style-name="ro5">
          <table:table-cell table:style-name="ce5" office:value-type="string" office:string-value="董國誠" calcext:value-type="string">
            <text:p><text:s/>董國誠 </text:p>
          </table:table-cell>
          <table:table-cell table:style-name="ce5" office:value-type="string" office:string-value="太保市合德新村107號前路面破損改善" calcext:value-type="string">
            <text:p><text:s/>太保市合德新村107號前路面破損改善 </text:p>
          </table:table-cell>
          <table:table-cell table:style-name="ce5" office:value-type="string" office:string-value="太保市" calcext:value-type="string">
            <text:p><text:s/>太保市 </text:p>
          </table:table-cell>
          <table:table-cell table:number-columns-repeated="2" table:style-name="ce5" office:value-type="float" office:value="90" calcext:value-type="float">
            <text:p><text:s/>9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聯祥營造股份有限公司" calcext:value-type="string">
            <text:p><text:s/>聯祥營造股份有限公司 </text:p>
          </table:table-cell>
          <table:table-cell table:number-columns-repeated="1015"/>
        </table:table-row>
        <table:table-row table:style-name="ro5">
          <table:table-cell table:style-name="ce5" office:value-type="string" office:string-value="董國誠" calcext:value-type="string">
            <text:p><text:s/>董國誠 </text:p>
          </table:table-cell>
          <table:table-cell table:style-name="ce5" office:value-type="string" office:string-value="太保市嘉58線與台37線交接處路面破損改善" calcext:value-type="string">
            <text:p><text:s/>太保市嘉58線與台37線交接處路面破損改善 </text:p>
          </table:table-cell>
          <table:table-cell table:style-name="ce5" office:value-type="string" office:string-value="太保市" calcext:value-type="string">
            <text:p><text:s/>太保市 </text:p>
          </table:table-cell>
          <table:table-cell table:number-columns-repeated="2" table:style-name="ce5" office:value-type="float" office:value="129.56" calcext:value-type="float">
            <text:p><text:s/>13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聯祥營造股份有限公司" calcext:value-type="string">
            <text:p><text:s/>聯祥營造股份有限公司 </text:p>
          </table:table-cell>
          <table:table-cell table:number-columns-repeated="1015"/>
        </table:table-row>
        <table:table-row table:style-name="ro5">
          <table:table-cell table:style-name="ce5" office:value-type="string" office:string-value="詹金繪" calcext:value-type="string">
            <text:p><text:s/>詹金繪 </text:p>
          </table:table-cell>
          <table:table-cell table:style-name="ce5" office:value-type="string" office:string-value="溪口鄉嘉85線3K+200道路側溝警示改善工程" calcext:value-type="string">
            <text:p><text:s/>溪口鄉嘉85線3K+200道路側溝警示改善工程 </text:p>
          </table:table-cell>
          <table:table-cell table:style-name="ce5" office:value-type="string" office:string-value="溪口鄉" calcext:value-type="string">
            <text:p><text:s/>溪口鄉 </text:p>
          </table:table-cell>
          <table:table-cell table:style-name="ce5" office:value-type="float" office:value="550" calcext:value-type="float">
            <text:p><text:s/>550 </text:p>
          </table:table-cell>
          <table:table-cell table:style-name="ce5" office:value-type="float" office:value="450" calcext:value-type="float">
            <text:p><text:s/>45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祐信土木工程" calcext:value-type="string">
            <text:p><text:s/>祐信土木工程 </text:p>
          </table:table-cell>
          <table:table-cell table:number-columns-repeated="1015"/>
        </table:table-row>
        <table:table-row table:style-name="ro5">
          <table:table-cell table:style-name="ce5" office:value-type="string" office:string-value="詹金繪" calcext:value-type="string">
            <text:p><text:s/>詹金繪 </text:p>
          </table:table-cell>
          <table:table-cell table:style-name="ce5" office:value-type="string" office:string-value="嘉85線旁巷道路面改善工程" calcext:value-type="string">
            <text:p><text:s/>嘉85線旁巷道路面改善工程 </text:p>
          </table:table-cell>
          <table:table-cell table:style-name="ce5" office:value-type="string" office:string-value="溪口鄉" calcext:value-type="string">
            <text:p><text:s/>溪口鄉 </text:p>
          </table:table-cell>
          <table:table-cell table:style-name="ce5" office:value-type="float" office:value="160" calcext:value-type="float">
            <text:p><text:s/>160 </text:p>
          </table:table-cell>
          <table:table-cell table:style-name="ce5" office:value-type="float" office:value="100" calcext:value-type="float">
            <text:p><text:s/>1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溪口鄉公所" calcext:value-type="string">
            <text:p><text:s/>溪口鄉公所 </text:p>
          </table:table-cell>
          <table:table-cell table:style-name="ce5" office:value-type="string" office:string-value="公開招標" calcext:value-type="string">
            <text:p><text:s/>公開招標 </text:p>
          </table:table-cell>
          <table:table-cell table:style-name="ce5" office:value-type="string" office:string-value="設計中" calcext:value-type="string">
            <text:p><text:s/>設計中 </text:p>
          </table:table-cell>
          <table:table-cell table:number-columns-repeated="1015"/>
        </table:table-row>
        <table:table-row table:style-name="ro5">
          <table:table-cell table:style-name="ce5" office:value-type="string" office:string-value="詹金繪" calcext:value-type="string">
            <text:p><text:s/>詹金繪 </text:p>
          </table:table-cell>
          <table:table-cell table:style-name="ce5" office:value-type="string" office:string-value="溪口鄉美北村嘉87旁巷道鋪面改善工程" calcext:value-type="string">
            <text:p><text:s/>溪口鄉美北村嘉87旁巷道鋪面改善工程 </text:p>
          </table:table-cell>
          <table:table-cell table:style-name="ce5" office:value-type="string" office:string-value="溪口鄉" calcext:value-type="string">
            <text:p><text:s/>溪口鄉 </text:p>
          </table:table-cell>
          <table:table-cell table:number-columns-repeated="2" table:style-name="ce5" office:value-type="float" office:value="50" calcext:value-type="float">
            <text:p><text:s/>5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詹金繪" calcext:value-type="string">
            <text:p><text:s/>詹金繪 </text:p>
          </table:table-cell>
          <table:table-cell table:style-name="ce5" office:value-type="string" office:string-value="游東村天宋宮前路面改善工程" calcext:value-type="string">
            <text:p><text:s/>游東村天宋宮前路面改善工程 </text:p>
          </table:table-cell>
          <table:table-cell table:style-name="ce5" office:value-type="string" office:string-value="溪口鄉" calcext:value-type="string">
            <text:p><text:s/>溪口鄉 </text:p>
          </table:table-cell>
          <table:table-cell table:style-name="ce5" office:value-type="float" office:value="750" calcext:value-type="float">
            <text:p><text:s/>750 </text:p>
          </table:table-cell>
          <table:table-cell table:style-name="ce5" office:value-type="float" office:value="550" calcext:value-type="float">
            <text:p><text:s/>55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溪口鄉公所" calcext:value-type="string">
            <text:p><text:s/>溪口鄉公所 </text:p>
          </table:table-cell>
          <table:table-cell table:style-name="ce5" office:value-type="string" office:string-value="公開招標" calcext:value-type="string">
            <text:p><text:s/>公開招標 </text:p>
          </table:table-cell>
          <table:table-cell table:style-name="ce5" office:value-type="string" office:string-value="宜聰土木包工業" calcext:value-type="string">
            <text:p><text:s/>宜聰土木包工業 </text:p>
          </table:table-cell>
          <table:table-cell table:number-columns-repeated="1015"/>
        </table:table-row>
        <table:table-row table:style-name="ro5">
          <table:table-cell table:style-name="ce5" office:value-type="string" office:string-value="詹金繪" calcext:value-type="string">
            <text:p><text:s/>詹金繪 </text:p>
          </table:table-cell>
          <table:table-cell table:style-name="ce5" office:value-type="string" office:string-value="本厝村大帝宮旁排水溝改善工程" calcext:value-type="string">
            <text:p><text:s/>本厝村大帝宮旁排水溝改善工程 </text:p>
          </table:table-cell>
          <table:table-cell table:style-name="ce5" office:value-type="string" office:string-value="溪口鄉" calcext:value-type="string">
            <text:p><text:s/>溪口鄉 </text:p>
          </table:table-cell>
          <table:table-cell table:number-columns-repeated="2" table:style-name="ce5" office:value-type="float" office:value="400" calcext:value-type="float">
            <text:p><text:s/>4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溪口鄉公所" calcext:value-type="string">
            <text:p><text:s/>溪口鄉公所 </text:p>
          </table:table-cell>
          <table:table-cell table:style-name="ce5" office:value-type="string" office:string-value="公開招標" calcext:value-type="string">
            <text:p><text:s/>公開招標 </text:p>
          </table:table-cell>
          <table:table-cell table:style-name="ce5" office:value-type="string" office:string-value="禾登土木包工業" calcext:value-type="string">
            <text:p><text:s/>禾登土木包工業 </text:p>
          </table:table-cell>
          <table:table-cell table:number-columns-repeated="1015"/>
        </table:table-row>
        <table:table-row table:style-name="ro5">
          <table:table-cell table:style-name="ce5" office:value-type="string" office:string-value="詹金繪" calcext:value-type="string">
            <text:p><text:s/>詹金繪 </text:p>
          </table:table-cell>
          <table:table-cell table:style-name="ce5" office:value-type="string" office:string-value="疊溪村下員林鐵路旁路面破損改善工程" calcext:value-type="string">
            <text:p><text:s/>疊溪村下員林鐵路旁路面破損改善工程 </text:p>
          </table:table-cell>
          <table:table-cell table:style-name="ce5" office:value-type="string" office:string-value="溪口鄉" calcext:value-type="string">
            <text:p><text:s/>溪口鄉 </text:p>
          </table:table-cell>
          <table:table-cell table:style-name="ce5" office:value-type="float" office:value="260" calcext:value-type="float">
            <text:p><text:s/>260 </text:p>
          </table:table-cell>
          <table:table-cell table:style-name="ce5" office:value-type="float" office:value="250" calcext:value-type="float">
            <text:p><text:s/>25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溪口鄉公所" calcext:value-type="string">
            <text:p><text:s/>溪口鄉公所 </text:p>
          </table:table-cell>
          <table:table-cell table:style-name="ce5" office:value-type="string" office:string-value="公開招標" calcext:value-type="string">
            <text:p><text:s/>公開招標 </text:p>
          </table:table-cell>
          <table:table-cell table:style-name="ce5" office:value-type="string" office:string-value="禾登土木包工業" calcext:value-type="string">
            <text:p><text:s/>禾登土木包工業 </text:p>
          </table:table-cell>
          <table:table-cell table:number-columns-repeated="1015"/>
        </table:table-row>
        <table:table-row table:style-name="ro5">
          <table:table-cell table:style-name="ce5" office:value-type="string" office:string-value="詹金繪" calcext:value-type="string">
            <text:p><text:s/>詹金繪 </text:p>
          </table:table-cell>
          <table:table-cell table:style-name="ce5" office:value-type="string" office:string-value="林腳村田心仔嘉85線道路改善工程" calcext:value-type="string">
            <text:p><text:s/>林腳村田心仔嘉85線道路改善工程 </text:p>
          </table:table-cell>
          <table:table-cell table:style-name="ce5" office:value-type="string" office:string-value="溪口鄉" calcext:value-type="string">
            <text:p><text:s/>溪口鄉 </text:p>
          </table:table-cell>
          <table:table-cell table:number-columns-repeated="2" table:style-name="ce5" office:value-type="float" office:value="220" calcext:value-type="float">
            <text:p><text:s/>22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溪口鄉公所" calcext:value-type="string">
            <text:p><text:s/>溪口鄉公所 </text:p>
          </table:table-cell>
          <table:table-cell table:style-name="ce5" office:value-type="string" office:string-value="公開招標" calcext:value-type="string">
            <text:p><text:s/>公開招標 </text:p>
          </table:table-cell>
          <table:table-cell table:style-name="ce5" office:value-type="string" office:string-value="兆銘土木包工業" calcext:value-type="string">
            <text:p><text:s/>兆銘土木包工業 </text:p>
          </table:table-cell>
          <table:table-cell table:number-columns-repeated="1015"/>
        </table:table-row>
        <table:table-row table:style-name="ro5">
          <table:table-cell table:style-name="ce5" office:value-type="string" office:string-value="詹金繪" calcext:value-type="string">
            <text:p><text:s/>詹金繪 </text:p>
          </table:table-cell>
          <table:table-cell table:style-name="ce5" office:value-type="string" office:string-value="柴林村寶太殿旁路面改善工程" calcext:value-type="string">
            <text:p><text:s/>柴林村寶太殿旁路面改善工程 </text:p>
          </table:table-cell>
          <table:table-cell table:style-name="ce5" office:value-type="string" office:string-value="溪口鄉" calcext:value-type="string">
            <text:p><text:s/>溪口鄉 </text:p>
          </table:table-cell>
          <table:table-cell table:style-name="ce5" office:value-type="float" office:value="600" calcext:value-type="float">
            <text:p><text:s/>600 </text:p>
          </table:table-cell>
          <table:table-cell table:style-name="ce5" office:value-type="float" office:value="300" calcext:value-type="float">
            <text:p><text:s/>3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溪口鄉公所" calcext:value-type="string">
            <text:p><text:s/>溪口鄉公所 </text:p>
          </table:table-cell>
          <table:table-cell table:style-name="ce5" office:value-type="string" office:string-value="公開招標" calcext:value-type="string">
            <text:p><text:s/>公開招標 </text:p>
          </table:table-cell>
          <table:table-cell table:style-name="ce5" office:value-type="string" office:string-value="兆銘土木包工業" calcext:value-type="string">
            <text:p><text:s/>兆銘土木包工業 </text:p>
          </table:table-cell>
          <table:table-cell table:number-columns-repeated="1015"/>
        </table:table-row>
        <table:table-row table:style-name="ro5">
          <table:table-cell table:style-name="ce5" office:value-type="string" office:string-value="詹金繪" calcext:value-type="string">
            <text:p><text:s/>詹金繪 </text:p>
          </table:table-cell>
          <table:table-cell table:style-name="ce5" office:value-type="string" office:string-value="大林鎮三村里天后宮前路面改善工程" calcext:value-type="string">
            <text:p><text:s/>大林鎮三村里天后宮前路面改善工程 </text:p>
          </table:table-cell>
          <table:table-cell table:style-name="ce5" office:value-type="string" office:string-value="大林鎮" calcext:value-type="string">
            <text:p><text:s/>大林鎮 </text:p>
          </table:table-cell>
          <table:table-cell table:style-name="ce5" office:value-type="float" office:value="920" calcext:value-type="float">
            <text:p><text:s/>920 </text:p>
          </table:table-cell>
          <table:table-cell table:style-name="ce5" office:value-type="float" office:value="500" calcext:value-type="float">
            <text:p><text:s/>5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大林鎮公所" calcext:value-type="string">
            <text:p><text:s/>大林鎮公所 </text:p>
          </table:table-cell>
          <table:table-cell table:style-name="ce5" office:value-type="string" office:string-value="公開招標" calcext:value-type="string">
            <text:p><text:s/>公開招標 </text:p>
          </table:table-cell>
          <table:table-cell table:style-name="ce5" office:value-type="string" office:string-value="創建營造營有限公司" calcext:value-type="string">
            <text:p><text:s/>創建營造營有限公司 </text:p>
          </table:table-cell>
          <table:table-cell table:number-columns-repeated="1015"/>
        </table:table-row>
        <table:table-row table:style-name="ro5">
          <table:table-cell table:style-name="ce5" office:value-type="string" office:string-value="詹金繪" calcext:value-type="string">
            <text:p><text:s/>詹金繪 </text:p>
          </table:table-cell>
          <table:table-cell table:style-name="ce5" office:value-type="string" office:string-value="溪口鄉妙崙村嘉91線溪民路排水箱涵改善工程" calcext:value-type="string">
            <text:p><text:s/>溪口鄉妙崙村嘉91線溪民路排水箱涵改善工程 </text:p>
          </table:table-cell>
          <table:table-cell table:style-name="ce5" office:value-type="string" office:string-value="溪口鄉" calcext:value-type="string">
            <text:p><text:s/>溪口鄉 </text:p>
          </table:table-cell>
          <table:table-cell table:number-columns-repeated="2" table:style-name="ce5" office:value-type="float" office:value="2500" calcext:value-type="float">
            <text:p><text:s/>2,500 </text:p>
          </table:table-cell>
          <table:table-cell table:style-name="ce5" office:value-type="string" office:string-value="水利工程-防洪及灌溉工程" calcext:value-type="string">
            <text:p><text:s/>水利工程-防洪及灌溉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尚未決標" calcext:value-type="string">
            <text:p><text:s/>尚未決標 </text:p>
          </table:table-cell>
          <table:table-cell table:number-columns-repeated="1015"/>
        </table:table-row>
        <table:table-row table:style-name="ro5">
          <table:table-cell table:style-name="ce5" office:value-type="string" office:string-value="蔡奇璋" calcext:value-type="string">
            <text:p><text:s/>蔡奇璋 </text:p>
          </table:table-cell>
          <table:table-cell table:style-name="ce5" office:value-type="string" office:string-value="六腳鄉六南村道路改善工程" calcext:value-type="string">
            <text:p><text:s/>六腳鄉六南村道路改善工程 </text:p>
          </table:table-cell>
          <table:table-cell table:style-name="ce5" office:value-type="string" office:string-value="六腳鄉" calcext:value-type="string">
            <text:p><text:s/>六腳鄉 </text:p>
          </table:table-cell>
          <table:table-cell table:number-columns-repeated="2" table:style-name="ce5" office:value-type="float" office:value="130" calcext:value-type="float">
            <text:p><text:s/>13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蔡奇璋" calcext:value-type="string">
            <text:p><text:s/>蔡奇璋 </text:p>
          </table:table-cell>
          <table:table-cell table:style-name="ce5" office:value-type="string" office:string-value="朴子市崁前里村里巷道改善工程" calcext:value-type="string">
            <text:p><text:s/>朴子市崁前里村里巷道改善工程 </text:p>
          </table:table-cell>
          <table:table-cell table:style-name="ce5" office:value-type="string" office:string-value="朴子市" calcext:value-type="string">
            <text:p><text:s/>朴子市 </text:p>
          </table:table-cell>
          <table:table-cell table:number-columns-repeated="2" table:style-name="ce5" office:value-type="float" office:value="330" calcext:value-type="float">
            <text:p><text:s/>33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蔡奇璋" calcext:value-type="string">
            <text:p><text:s/>蔡奇璋 </text:p>
          </table:table-cell>
          <table:table-cell table:style-name="ce5" office:value-type="string" office:string-value="東石鄉龍港村村里道路改善工程" calcext:value-type="string">
            <text:p><text:s/>東石鄉龍港村村里道路改善工程 </text:p>
          </table:table-cell>
          <table:table-cell table:style-name="ce5" office:value-type="string" office:string-value="東石鄉" calcext:value-type="string">
            <text:p><text:s/>東石鄉 </text:p>
          </table:table-cell>
          <table:table-cell table:number-columns-repeated="2" table:style-name="ce5" office:value-type="float" office:value="432" calcext:value-type="float">
            <text:p><text:s/>432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葉孟龍" calcext:value-type="string">
            <text:p><text:s/>葉孟龍 </text:p>
          </table:table-cell>
          <table:table-cell table:style-name="ce5" office:value-type="string" office:string-value="新港鄉縣道166線道路排水改善工程" calcext:value-type="string">
            <text:p><text:s/>新港鄉縣道166線道路排水改善工程 </text:p>
          </table:table-cell>
          <table:table-cell table:style-name="ce5" office:value-type="string" office:string-value="新港鄉" calcext:value-type="string">
            <text:p><text:s/>新港鄉 </text:p>
          </table:table-cell>
          <table:table-cell table:number-columns-repeated="2" table:style-name="ce5" office:value-type="float" office:value="99.978" calcext:value-type="float">
            <text:p><text:s/>1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立基土木營建工程" calcext:value-type="string">
            <text:p><text:s/>立基土木營建工程 </text:p>
          </table:table-cell>
          <table:table-cell table:number-columns-repeated="1015"/>
        </table:table-row>
        <table:table-row table:style-name="ro5">
          <table:table-cell table:style-name="ce5" office:value-type="string" office:string-value="蔡瑋傑" calcext:value-type="string">
            <text:p><text:s/>蔡瑋傑 </text:p>
          </table:table-cell>
          <table:table-cell table:style-name="ce5" office:value-type="string" office:string-value="樹林頭農地重劃區過溝中排版橋改善工程" calcext:value-type="string">
            <text:p><text:s/>樹林頭農地重劃區過溝中排版橋改善工程 </text:p>
          </table:table-cell>
          <table:table-cell table:style-name="ce5" office:value-type="string" office:string-value="布袋鎮中安里" calcext:value-type="string">
            <text:p><text:s/>布袋鎮中安里 </text:p>
          </table:table-cell>
          <table:table-cell table:number-columns-repeated="2" table:style-name="ce5" office:value-type="float" office:value="200" calcext:value-type="float">
            <text:p><text:s/>200 </text:p>
          </table:table-cell>
          <table:table-cell table:style-name="ce5" office:value-type="string" office:string-value="其他公共工程-農地重劃區農水路維護" calcext:value-type="string">
            <text:p><text:s/>其他公共工程-農地重劃區農水路維護 </text:p>
          </table:table-cell>
          <table:table-cell table:style-name="ce5" office:value-type="string" office:string-value="嘉義縣政府" calcext:value-type="string">
            <text:p><text:s/>嘉義縣政府 </text:p>
          </table:table-cell>
          <table:table-cell table:style-name="ce5" office:value-type="string" office:string-value="公開取得" calcext:value-type="string">
            <text:p><text:s/>公開取得 </text:p>
          </table:table-cell>
          <table:table-cell table:style-name="ce5" office:value-type="string" office:string-value="登宥工程有限公司" calcext:value-type="string">
            <text:p><text:s/>登宥工程有限公司 </text:p>
          </table:table-cell>
          <table:table-cell table:number-columns-repeated="1015"/>
        </table:table-row>
        <table:table-row table:style-name="ro5">
          <table:table-cell table:style-name="ce5" office:value-type="string" office:string-value="蔡瑋傑" calcext:value-type="string">
            <text:p><text:s/>蔡瑋傑 </text:p>
          </table:table-cell>
          <table:table-cell table:style-name="ce5" office:value-type="string" office:string-value="布袋西濱第三漁港聯絡道凹陷改善工程" calcext:value-type="string">
            <text:p><text:s/>布袋西濱第三漁港聯絡道凹陷改善工程 </text:p>
          </table:table-cell>
          <table:table-cell table:style-name="ce5" office:value-type="string" office:string-value="布袋鎮" calcext:value-type="string">
            <text:p><text:s/>布袋鎮 </text:p>
          </table:table-cell>
          <table:table-cell table:number-columns-repeated="2" table:style-name="ce5" office:value-type="float" office:value="175" calcext:value-type="float">
            <text:p><text:s/>17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蔡瑋傑" calcext:value-type="string">
            <text:p><text:s/>蔡瑋傑 </text:p>
          </table:table-cell>
          <table:table-cell table:style-name="ce5" office:value-type="string" office:string-value="104年度布袋鎮光復路一、二、三段道路改善工程" calcext:value-type="string">
            <text:p><text:s/>104年度布袋鎮光復路一、二、三段道路改善工程 </text:p>
          </table:table-cell>
          <table:table-cell table:style-name="ce5" office:value-type="string" office:string-value="布袋鎮" calcext:value-type="string">
            <text:p><text:s/>布袋鎮 </text:p>
          </table:table-cell>
          <table:table-cell table:style-name="ce5" office:value-type="float" office:value="12300" calcext:value-type="float">
            <text:p><text:s/>12,300 </text:p>
          </table:table-cell>
          <table:table-cell table:style-name="ce5" office:value-type="float" office:value="3000" calcext:value-type="float">
            <text:p><text:s/>3,0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布袋鎮公所" calcext:value-type="string">
            <text:p><text:s/>布袋鎮公所 </text:p>
          </table:table-cell>
          <table:table-cell table:style-name="ce5" office:value-type="string" office:string-value="公開招標" calcext:value-type="string">
            <text:p><text:s/>公開招標 </text:p>
          </table:table-cell>
          <table:table-cell table:style-name="ce5" office:value-type="string" office:string-value="有志營造有限公司" calcext:value-type="string">
            <text:p><text:s/>有志營造有限公司 </text:p>
          </table:table-cell>
          <table:table-cell table:number-columns-repeated="1015"/>
        </table:table-row>
        <table:table-row table:style-name="ro5">
          <table:table-cell table:style-name="ce5" office:value-type="string" office:string-value="蔡瑋傑" calcext:value-type="string">
            <text:p><text:s/>蔡瑋傑 </text:p>
          </table:table-cell>
          <table:table-cell table:style-name="ce5" office:value-type="string" office:string-value="布袋鎮贊寮溝排水滲漏改善工程" calcext:value-type="string">
            <text:p><text:s/>布袋鎮贊寮溝排水滲漏改善工程 </text:p>
          </table:table-cell>
          <table:table-cell table:style-name="ce5" office:value-type="string" office:string-value="布袋鎮" calcext:value-type="string">
            <text:p><text:s/>布袋鎮 </text:p>
          </table:table-cell>
          <table:table-cell table:number-columns-repeated="2" table:style-name="ce5" office:value-type="float" office:value="700" calcext:value-type="float">
            <text:p><text:s/>700 </text:p>
          </table:table-cell>
          <table:table-cell table:style-name="ce5" office:value-type="string" office:string-value="水利工程-防洪及灌溉工程" calcext:value-type="string">
            <text:p><text:s/>水利工程-防洪及灌溉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大新土木包工業" calcext:value-type="string">
            <text:p><text:s/>大新土木包工業 </text:p>
          </table:table-cell>
          <table:table-cell table:number-columns-repeated="1015"/>
        </table:table-row>
        <table:table-row table:style-name="ro5">
          <table:table-cell table:style-name="ce5" office:value-type="string" office:string-value="蔡鼎三" calcext:value-type="string">
            <text:p><text:s/>蔡鼎三 </text:p>
          </table:table-cell>
          <table:table-cell table:style-name="ce5" office:value-type="string" office:string-value="東石鄉塭仔村109號前路面改善工程" calcext:value-type="string">
            <text:p><text:s/>東石鄉塭仔村109號前路面改善工程 </text:p>
          </table:table-cell>
          <table:table-cell table:style-name="ce5" office:value-type="string" office:string-value="東石鄉" calcext:value-type="string">
            <text:p><text:s/>東石鄉 </text:p>
          </table:table-cell>
          <table:table-cell table:number-columns-repeated="2" table:style-name="ce5" office:value-type="float" office:value="505" calcext:value-type="float">
            <text:p><text:s/>505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立基土木營建工程" calcext:value-type="string">
            <text:p><text:s/>立基土木營建工程 </text:p>
          </table:table-cell>
          <table:table-cell table:number-columns-repeated="1015"/>
        </table:table-row>
        <table:table-row table:style-name="ro7">
          <table:table-cell table:style-name="ce5" office:value-type="string" office:string-value="蔡鼎三" calcext:value-type="string">
            <text:p><text:s/>蔡鼎三 </text:p>
          </table:table-cell>
          <table:table-cell table:style-name="ce5" office:value-type="string" office:string-value="東石鄉栗子崙段東崙小段49、59、67、93、93-1共5筆地號旁路面改善工程" calcext:value-type="string">
            <text:p><text:s/>東石鄉栗子崙段東崙小段49、59、67、93、93-1共5筆地號旁路面改善工程 </text:p>
          </table:table-cell>
          <table:table-cell table:style-name="ce5" office:value-type="string" office:string-value="東石鄉" calcext:value-type="string">
            <text:p><text:s/>東石鄉 </text:p>
          </table:table-cell>
          <table:table-cell table:style-name="ce5" office:value-type="float" office:value="1044" calcext:value-type="float">
            <text:p><text:s/>1,044 </text:p>
          </table:table-cell>
          <table:table-cell table:style-name="ce5" office:value-type="float" office:value="600" calcext:value-type="float">
            <text:p><text:s/>60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日新土木包工業" calcext:value-type="string">
            <text:p><text:s/>日新土木包工業 </text:p>
          </table:table-cell>
          <table:table-cell table:number-columns-repeated="1015"/>
        </table:table-row>
        <table:table-row table:style-name="ro5">
          <table:table-cell table:style-name="ce5" office:value-type="string" office:string-value="蔡鼎三" calcext:value-type="string">
            <text:p><text:s/>蔡鼎三 </text:p>
          </table:table-cell>
          <table:table-cell table:style-name="ce5" office:value-type="string" office:string-value="東石鄉洲仔村107號前道路損壞改善工程" calcext:value-type="string">
            <text:p><text:s/>東石鄉洲仔村107號前道路損壞改善工程 </text:p>
          </table:table-cell>
          <table:table-cell table:style-name="ce5" office:value-type="string" office:string-value="東石鄉" calcext:value-type="string">
            <text:p><text:s/>東石鄉 </text:p>
          </table:table-cell>
          <table:table-cell table:number-columns-repeated="2" table:style-name="ce5" office:value-type="float" office:value="515" calcext:value-type="float">
            <text:p><text:s/>515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日新土木包工業" calcext:value-type="string">
            <text:p><text:s/>日新土木包工業 </text:p>
          </table:table-cell>
          <table:table-cell table:number-columns-repeated="1015"/>
        </table:table-row>
        <table:table-row table:style-name="ro5">
          <table:table-cell table:style-name="ce5" office:value-type="string" office:string-value="蔡鼎三" calcext:value-type="string">
            <text:p><text:s/>蔡鼎三 </text:p>
          </table:table-cell>
          <table:table-cell table:style-name="ce5" office:value-type="string" office:string-value="朴子市永和里12鄰應菜埔702巷5號邊排水溝加蓋工程" calcext:value-type="string">
            <text:p><text:s/>朴子市永和里12鄰應菜埔702巷5號邊排水溝加蓋工程 </text:p>
          </table:table-cell>
          <table:table-cell table:style-name="ce5" office:value-type="string" office:string-value="朴子市" calcext:value-type="string">
            <text:p><text:s/>朴子市 </text:p>
          </table:table-cell>
          <table:table-cell table:number-columns-repeated="2" table:style-name="ce5" office:value-type="float" office:value="180" calcext:value-type="float">
            <text:p><text:s/>18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日新土木包工業" calcext:value-type="string">
            <text:p><text:s/>日新土木包工業 </text:p>
          </table:table-cell>
          <table:table-cell table:number-columns-repeated="1015"/>
        </table:table-row>
        <table:table-row table:style-name="ro5">
          <table:table-cell table:style-name="ce5" office:value-type="string" office:string-value="蔡鼎三" calcext:value-type="string">
            <text:p><text:s/>蔡鼎三 </text:p>
          </table:table-cell>
          <table:table-cell table:style-name="ce5" office:value-type="string" office:string-value="東石鄉嘉9線道路排水溝破損改善" calcext:value-type="string">
            <text:p><text:s/>東石鄉嘉9線道路排水溝破損改善 </text:p>
          </table:table-cell>
          <table:table-cell table:style-name="ce5" office:value-type="string" office:string-value="東石鄉" calcext:value-type="string">
            <text:p><text:s/>東石鄉 </text:p>
          </table:table-cell>
          <table:table-cell table:number-columns-repeated="2" table:style-name="ce5" office:value-type="float" office:value="24" calcext:value-type="float">
            <text:p><text:s/>24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聯祥營造股份有限公司" calcext:value-type="string">
            <text:p><text:s/>聯祥營造股份有限公司 </text:p>
          </table:table-cell>
          <table:table-cell table:number-columns-repeated="1015"/>
        </table:table-row>
        <table:table-row table:style-name="ro5">
          <table:table-cell table:style-name="ce5" office:value-type="string" office:string-value="蔡鼎三" calcext:value-type="string">
            <text:p><text:s/>蔡鼎三 </text:p>
          </table:table-cell>
          <table:table-cell table:style-name="ce5" office:value-type="string" office:string-value="東石鄉塭仔村52-9號前路面改善工程" calcext:value-type="string">
            <text:p><text:s/>東石鄉塭仔村52-9號前路面改善工程 </text:p>
          </table:table-cell>
          <table:table-cell table:style-name="ce5" office:value-type="string" office:string-value="東石鄉" calcext:value-type="string">
            <text:p><text:s/>東石鄉 </text:p>
          </table:table-cell>
          <table:table-cell table:number-columns-repeated="2" table:style-name="ce5" office:value-type="float" office:value="122.4" calcext:value-type="float">
            <text:p><text:s/>122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蔡鼎三" calcext:value-type="string">
            <text:p><text:s/>蔡鼎三 </text:p>
          </table:table-cell>
          <table:table-cell table:style-name="ce5" office:value-type="string" office:string-value="東石鄉網寮村10-1號前路面改善工程" calcext:value-type="string">
            <text:p><text:s/>東石鄉網寮村10-1號前路面改善工程 </text:p>
          </table:table-cell>
          <table:table-cell table:style-name="ce5" office:value-type="string" office:string-value="東石鄉" calcext:value-type="string">
            <text:p><text:s/>東石鄉 </text:p>
          </table:table-cell>
          <table:table-cell table:number-columns-repeated="2" table:style-name="ce5" office:value-type="float" office:value="105" calcext:value-type="float">
            <text:p><text:s/>10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蔡鼎三" calcext:value-type="string">
            <text:p><text:s/>蔡鼎三 </text:p>
          </table:table-cell>
          <table:table-cell table:style-name="ce5" office:value-type="string" office:string-value="朴子市新庄里65號前道路改善工程" calcext:value-type="string">
            <text:p><text:s/>朴子市新庄里65號前道路改善工程 </text:p>
          </table:table-cell>
          <table:table-cell table:style-name="ce5" office:value-type="string" office:string-value="朴子市" calcext:value-type="string">
            <text:p><text:s/>朴子市 </text:p>
          </table:table-cell>
          <table:table-cell table:number-columns-repeated="2" table:style-name="ce5" office:value-type="float" office:value="75" calcext:value-type="float">
            <text:p><text:s/>7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蔡鼎三" calcext:value-type="string">
            <text:p><text:s/>蔡鼎三 </text:p>
          </table:table-cell>
          <table:table-cell table:style-name="ce5" office:value-type="string" office:string-value="朴子市新庄里村里巷道改善工程" calcext:value-type="string">
            <text:p><text:s/>朴子市新庄里村里巷道改善工程 </text:p>
          </table:table-cell>
          <table:table-cell table:style-name="ce5" office:value-type="string" office:string-value="朴子市" calcext:value-type="string">
            <text:p><text:s/>朴子市 </text:p>
          </table:table-cell>
          <table:table-cell table:number-columns-repeated="2" table:style-name="ce5" office:value-type="float" office:value="25" calcext:value-type="float">
            <text:p><text:s/>2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蔡鼎三" calcext:value-type="string">
            <text:p><text:s/>蔡鼎三 </text:p>
          </table:table-cell>
          <table:table-cell table:style-name="ce5" office:value-type="string" office:string-value="大槺榔小段15-2號旁產業道路路面工程" calcext:value-type="string">
            <text:p><text:s/>大槺榔小段15-2號旁產業道路路面工程 </text:p>
          </table:table-cell>
          <table:table-cell table:style-name="ce5" office:value-type="string" office:string-value="朴子市" calcext:value-type="string">
            <text:p><text:s/>朴子市 </text:p>
          </table:table-cell>
          <table:table-cell table:number-columns-repeated="2" table:style-name="ce5" office:value-type="float" office:value="350" calcext:value-type="float">
            <text:p><text:s/>350 </text:p>
          </table:table-cell>
          <table:table-cell table:style-name="ce5" office:value-type="string" calcext:value-type="string">
            <text:p>其他公共工程-</text:p>
            <text:p>治山防洪及養護</text:p>
          </table:table-cell>
          <table:table-cell table:style-name="ce5" office:value-type="string" office:string-value="嘉義縣政府" calcext:value-type="string">
            <text:p><text:s/>嘉義縣政府 </text:p>
          </table:table-cell>
          <table:table-cell table:style-name="ce5" office:value-type="string" office:string-value="公開取得" calcext:value-type="string">
            <text:p><text:s/>公開取得 </text:p>
          </table:table-cell>
          <table:table-cell table:style-name="ce5" office:value-type="string" office:string-value="勝烽營造有限公司" calcext:value-type="string">
            <text:p><text:s/>勝烽營造有限公司 </text:p>
          </table:table-cell>
          <table:table-cell table:number-columns-repeated="1015"/>
        </table:table-row>
        <table:table-row table:style-name="ro5">
          <table:table-cell table:style-name="ce5" office:value-type="string" office:string-value="賴朝崙" calcext:value-type="string">
            <text:p><text:s/>賴朝崙 </text:p>
          </table:table-cell>
          <table:table-cell table:style-name="ce5" office:value-type="string" office:string-value="民雄鄉興中村排水箱涵改善工程" calcext:value-type="string">
            <text:p><text:s/>民雄鄉興中村排水箱涵改善工程 </text:p>
          </table:table-cell>
          <table:table-cell table:style-name="ce5" office:value-type="string" office:string-value="民雄鄉" calcext:value-type="string">
            <text:p><text:s/>民雄鄉 </text:p>
          </table:table-cell>
          <table:table-cell table:number-columns-repeated="2" table:style-name="ce5" office:value-type="float" office:value="2160" calcext:value-type="float">
            <text:p><text:s/>2,160 </text:p>
          </table:table-cell>
          <table:table-cell table:style-name="ce5" office:value-type="string" office:string-value="水利工程-防洪及灌溉工程" calcext:value-type="string">
            <text:p><text:s/>水利工程-防洪及灌溉工程 </text:p>
          </table:table-cell>
          <table:table-cell table:style-name="ce5" office:value-type="string" office:string-value=" 民雄鄉公所 " calcext:value-type="string">
            <text:p><text:s text:c="2"/>民雄鄉公所 <text:s/></text:p>
          </table:table-cell>
          <table:table-cell table:style-name="ce5" office:value-type="string" office:string-value=" 公開招標 " calcext:value-type="string">
            <text:p><text:s text:c="2"/>公開招標 <text:s/></text:p>
          </table:table-cell>
          <table:table-cell table:style-name="ce5" office:value-type="string" office:string-value="旺宏土木營建工程" calcext:value-type="string">
            <text:p><text:s/>旺宏土木營建工程 </text:p>
          </table:table-cell>
          <table:table-cell table:number-columns-repeated="1015"/>
        </table:table-row>
        <table:table-row table:style-name="ro5">
          <table:table-cell table:style-name="ce5" office:value-type="string" office:string-value="戴光宗" calcext:value-type="string">
            <text:p><text:s/>戴光宗 </text:p>
          </table:table-cell>
          <table:table-cell table:style-name="ce5" office:value-type="string" office:string-value="太保市安仁里排水溝及春珠里鋪面改善工程" calcext:value-type="string">
            <text:p><text:s/>太保市安仁里排水溝及春珠里鋪面改善工程 </text:p>
          </table:table-cell>
          <table:table-cell table:style-name="ce5" office:value-type="string" office:string-value="太保市" calcext:value-type="string">
            <text:p><text:s/>太保市 </text:p>
          </table:table-cell>
          <table:table-cell table:style-name="ce5" office:value-type="float" office:value="840" calcext:value-type="float">
            <text:p><text:s/>840 </text:p>
          </table:table-cell>
          <table:table-cell table:style-name="ce5" office:value-type="float" office:value="600" calcext:value-type="float">
            <text:p><text:s/>6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太保市公所" calcext:value-type="string">
            <text:p><text:s/>太保市公所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7">
          <table:table-cell table:style-name="ce5" office:value-type="string" office:string-value="戴光宗" calcext:value-type="string">
            <text:p><text:s/>戴光宗 </text:p>
          </table:table-cell>
          <table:table-cell table:style-name="ce5" office:value-type="string" office:string-value="太保市新埤、舊埤、麻寮、北新及南新等里道路改善工程" calcext:value-type="string">
            <text:p><text:s/>太保市新埤、舊埤、麻寮、北新及南新等里道路改善工程 </text:p>
          </table:table-cell>
          <table:table-cell table:style-name="ce5" office:value-type="string" office:string-value="太保市" calcext:value-type="string">
            <text:p><text:s/>太保市 </text:p>
          </table:table-cell>
          <table:table-cell table:style-name="ce5" office:value-type="float" office:value="4066" calcext:value-type="float">
            <text:p><text:s/>4,066 </text:p>
          </table:table-cell>
          <table:table-cell table:style-name="ce5" office:value-type="float" office:value="1800" calcext:value-type="float">
            <text:p><text:s/>1,8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太保市公所" calcext:value-type="string">
            <text:p><text:s/>太保市公所 </text:p>
          </table:table-cell>
          <table:table-cell table:style-name="ce5" office:value-type="string" office:string-value="公開招標" calcext:value-type="string">
            <text:p><text:s/>公開招標 </text:p>
          </table:table-cell>
          <table:table-cell table:style-name="ce5" office:value-type="string" office:string-value="光利營造股份有限公司" calcext:value-type="string">
            <text:p><text:s/>光利營造股份有限公司 </text:p>
          </table:table-cell>
          <table:table-cell table:number-columns-repeated="1015"/>
        </table:table-row>
        <table:table-row table:style-name="ro7">
          <table:table-cell table:style-name="ce5" office:value-type="string" office:string-value="羅士洋" calcext:value-type="string">
            <text:p><text:s/>羅士洋 </text:p>
          </table:table-cell>
          <table:table-cell table:style-name="ce5" office:value-type="string" office:string-value="中埔鄉中埔村等22村之AC、RC路面、排水溝及水保設施工程" calcext:value-type="string">
            <text:p><text:s/>中埔鄉中埔村等22村之AC、RC路面、排水溝及水保設施工程 </text:p>
          </table:table-cell>
          <table:table-cell table:style-name="ce5" office:value-type="string" office:string-value="中埔鄉" calcext:value-type="string">
            <text:p><text:s/>中埔鄉 </text:p>
          </table:table-cell>
          <table:table-cell table:style-name="ce5" office:value-type="float" office:value="5000" calcext:value-type="float">
            <text:p><text:s/>5,000 </text:p>
          </table:table-cell>
          <table:table-cell table:style-name="ce5" office:value-type="float" office:value="3000" calcext:value-type="float">
            <text:p><text:s/>3,00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旭輝營造有限公司" calcext:value-type="string">
            <text:p><text:s/>旭輝營造有限公司 </text:p>
          </table:table-cell>
          <table:table-cell table:number-columns-repeated="1015"/>
        </table:table-row>
        <table:table-row table:style-name="ro5">
          <table:table-cell table:style-name="ce5" office:value-type="string" office:string-value="羅士洋" calcext:value-type="string">
            <text:p><text:s/>羅士洋 </text:p>
          </table:table-cell>
          <table:table-cell table:style-name="ce5" office:value-type="string" office:string-value="104年中埔鄉轄內道路及水保設施改善工程" calcext:value-type="string">
            <text:p><text:s/>104年中埔鄉轄內道路及水保設施改善工程 </text:p>
          </table:table-cell>
          <table:table-cell table:style-name="ce5" office:value-type="string" office:string-value="中埔鄉" calcext:value-type="string">
            <text:p><text:s/>中埔鄉 </text:p>
          </table:table-cell>
          <table:table-cell table:style-name="ce5" office:value-type="float" office:value="5000" calcext:value-type="float">
            <text:p><text:s/>5,000 </text:p>
          </table:table-cell>
          <table:table-cell table:style-name="ce5" office:value-type="float" office:value="2000" calcext:value-type="float">
            <text:p><text:s/>2,000 </text:p>
          </table:table-cell>
          <table:table-cell table:style-name="ce5" office:value-type="string" office:string-value="道路橋樑工程-縣鄉公路工程" calcext:value-type="string">
            <text:p><text:s/>道路橋樑工程-縣鄉公路工程 </text:p>
          </table:table-cell>
          <table:table-cell table:style-name="ce5" office:value-type="string" office:string-value="嘉義縣政府" calcext:value-type="string">
            <text:p><text:s/>嘉義縣政府 </text:p>
          </table:table-cell>
          <table:table-cell table:style-name="ce5" office:value-type="string" office:string-value="公開招標" calcext:value-type="string">
            <text:p><text:s/>公開招標 </text:p>
          </table:table-cell>
          <table:table-cell table:style-name="ce5" office:value-type="string" office:string-value="規劃設計中" calcext:value-type="string">
            <text:p><text:s/>規劃設計中 </text:p>
          </table:table-cell>
          <table:table-cell table:number-columns-repeated="1015"/>
        </table:table-row>
        <table:table-row table:style-name="ro5">
          <table:table-cell table:style-name="ce5" office:value-type="string" office:string-value="羅士洋" calcext:value-type="string">
            <text:p><text:s/>羅士洋 </text:p>
          </table:table-cell>
          <table:table-cell table:style-name="ce5" office:value-type="string" office:string-value="嘉135線旁中埔、石弄村里道路修補工程" calcext:value-type="string">
            <text:p><text:s/>嘉135線旁中埔、石弄村里道路修補工程 </text:p>
          </table:table-cell>
          <table:table-cell table:style-name="ce5" office:value-type="string" office:string-value="中埔鄉" calcext:value-type="string">
            <text:p><text:s/>中埔鄉 </text:p>
          </table:table-cell>
          <table:table-cell table:number-columns-repeated="2" table:style-name="ce5" office:value-type="float" office:value="316.709" calcext:value-type="float">
            <text:p><text:s/>317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羅士洋" calcext:value-type="string">
            <text:p><text:s/>羅士洋 </text:p>
          </table:table-cell>
          <table:table-cell table:style-name="ce5" office:value-type="string" office:string-value="竹崎鄉中和村消防隊旁道路鋪面改善工程" calcext:value-type="string">
            <text:p><text:s/>竹崎鄉中和村消防隊旁道路鋪面改善工程 </text:p>
          </table:table-cell>
          <table:table-cell table:style-name="ce5" office:value-type="string" office:string-value="竹崎鄉" calcext:value-type="string">
            <text:p><text:s/>竹崎鄉 </text:p>
          </table:table-cell>
          <table:table-cell table:number-columns-repeated="2" table:style-name="ce5" office:value-type="float" office:value="300" calcext:value-type="float">
            <text:p><text:s/>300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5">
          <table:table-cell table:style-name="ce5" office:value-type="string" office:string-value="羅士洋" calcext:value-type="string">
            <text:p><text:s/>羅士洋 </text:p>
          </table:table-cell>
          <table:table-cell table:style-name="ce5" office:value-type="string" office:string-value="中埔鄉東興村三重溪路面修鋪工程" calcext:value-type="string">
            <text:p><text:s/>中埔鄉東興村三重溪路面修鋪工程 </text:p>
          </table:table-cell>
          <table:table-cell table:style-name="ce5" office:value-type="string" office:string-value="中埔鄉" calcext:value-type="string">
            <text:p><text:s/>中埔鄉 </text:p>
          </table:table-cell>
          <table:table-cell table:number-columns-repeated="2" table:style-name="ce5" office:value-type="float" office:value="494.65" calcext:value-type="float">
            <text:p><text:s/>495 </text:p>
          </table:table-cell>
          <table:table-cell table:style-name="ce5" office:value-type="string" office:string-value="道路橋樑工程-縣鄉公路保養工程" calcext:value-type="string">
            <text:p><text:s/>道路橋樑工程-縣鄉公路保養工程 </text:p>
          </table:table-cell>
          <table:table-cell table:style-name="ce5" office:value-type="string" office:string-value="嘉義縣政府" calcext:value-type="string">
            <text:p><text:s/>嘉義縣政府 </text:p>
          </table:table-cell>
          <table:table-cell table:style-name="ce5" office:value-type="string" calcext:value-type="string">
            <text:p>公開招標</text:p>
            <text:p>開口契約</text:p>
          </table:table-cell>
          <table:table-cell table:style-name="ce5" office:value-type="string" office:string-value="嘉靖和營造有限公司" calcext:value-type="string">
            <text:p><text:s/>嘉靖和營造有限公司 </text:p>
          </table:table-cell>
          <table:table-cell table:number-columns-repeated="1015"/>
        </table:table-row>
        <table:table-row table:style-name="ro11" table:number-rows-repeated="2">
          <table:table-cell table:style-name="ce5" table:number-columns-repeated="9"/>
          <table:table-cell table:number-columns-repeated="1015"/>
        </table:table-row>
        <table:table-row table:style-name="ro3">
          <table:table-cell table:style-name="ce6" office:value-type="string" calcext:value-type="string" table:number-columns-spanned="3" table:number-rows-spanned="1">
            <text:p>合 <text:s text:c="9"/>計</text:p>
          </table:table-cell>
          <table:covered-table-cell table:style-name="ce11"/>
          <table:covered-table-cell table:style-name="ce14"/>
          <table:table-cell table:style-name="ce5" table:formula="of:=SUM([.D6:.D137])" office:value-type="float" office:value="98126.46" calcext:value-type="float">
            <text:p><text:s/>98,126 </text:p>
          </table:table-cell>
          <table:table-cell table:style-name="ce5" table:formula="of:=SUM([.E6:.E137])" office:value-type="float" office:value="74603.96" calcext:value-type="float">
            <text:p><text:s/>74,604 </text:p>
          </table:table-cell>
          <table:table-cell table:style-name="ce17" table:number-columns-spanned="4" table:number-rows-spanned="1"/>
          <table:covered-table-cell table:number-columns-repeated="3" table:style-name="ce17"/>
          <table:table-cell table:number-columns-repeated="1015"/>
        </table:table-row>
        <table:table-row table:style-name="ro4">
          <table:table-cell table:style-name="ce7" office:value-type="string" calcext:value-type="string">
            <text:p>註：1.本表主辦機關為行政院主計總處。</text:p>
          </table:table-cell>
          <table:table-cell table:number-columns-repeated="1023"/>
        </table:table-row>
        <table:table-row table:style-name="ro4">
          <table:table-cell table:style-name="ce7" office:value-type="string" calcext:value-type="string">
            <text:p>　　2.本表第一次查填及送達期限為<text:span text:style-name="T1">7月20日前</text:span><text:span text:style-name="T2">。</text:span></text:p>
          </table:table-cell>
          <table:table-cell table:number-columns-repeated="1023"/>
        </table:table-row>
        <table:table-row table:style-name="ro11">
          <table:table-cell office:value-type="string" calcext:value-type="string">
            <text:p>填表人：</text:p>
          </table:table-cell>
          <table:table-cell table:number-columns-repeated="2"/>
          <table:table-cell office:value-type="string" calcext:value-type="string">
            <text:p>單位主管：</text:p>
          </table:table-cell>
          <table:table-cell table:number-columns-repeated="2"/>
          <table:table-cell office:value-type="string" calcext:value-type="string">
            <text:p>機關首長：</text:p>
          </table:table-cell>
          <table:table-cell table:number-columns-repeated="1017"/>
        </table:table-row>
        <table:table-row table:style-name="ro11" table:number-rows-repeated="1048434">
          <table:table-cell table:number-columns-repeated="1024"/>
        </table:table-row>
        <table:table-row table:style-name="ro11">
          <table:table-cell table:number-columns-repeated="1024"/>
        </table:table-row>
        <table:named-expressions>
          <table:named-range table:name="Excel_BuiltIn_Print_Area" table:base-cell-address="$議員4.$A$1" table:cell-range-address="$議員4.$A$1:.$I$140" table:range-usable-as="print-range"/>
          <table:named-range table:name="Excel_BuiltIn__FilterDatabase" table:base-cell-address="$議員4.$A$1" table:cell-range-address="$議員4.$A$4:.$I$102"/>
        </table:named-expressions>
      </table:table>
      <table:named-expressions/>
      <table:database-ranges>
        <table:database-range table:name="__Anonymous_Sheet_DB__0" table:target-range-address="議員4.A4:議員4.I102"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4.99mm" fo:margin-bottom="4.99mm" fo:margin-left="8.01mm" fo:margin-right="8.01mm" style:first-page-number="continue" style:scale-to="80%" style:table-centering="horizontal" style:writing-mode="lr-tb"/>
      <style:header-style>
        <style:header-footer-properties fo:min-height="7.5mm" fo:margin-left="10.99mm" fo:margin-right="10.99mm" fo:margin-bottom="0mm"/>
      </style:header-style>
      <style:footer-style>
        <style:header-footer-properties fo:min-height="7.5mm" fo:margin-left="10.99mm" fo:margin-right="10.99mm" fo:margin-top="5.77mm"/>
      </style:footer-style>
    </style:page-layout>
    <style:style style:name="MT1" style:family="text">
      <style:text-properties style:use-window-font-color="true"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4">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議員4" style:display-name="PageStyle_議員4" style:page-layout-name="Mpm3">
      <style:header style:display="false"/>
      <style:header-left style:display="false"/>
      <style:footer>
        <text:p><text:span text:style-name="MT1">第 </text:span><text:span text:style-name="MT1"><text:page-number>1</text:page-number></text:span><text:span text:style-name="MT1"> </text:span><text:span text:style-name="MT1">頁，共 </text:span><text:span text:style-name="MT1"><text:page-count>99</text:page-count></text:span><text:span text:style-name="MT1"> </text:span><text:span text:style-name="MT1">頁</text:span></text:p>
      </style:footer>
      <style:footer-left style:display="false">
        <text:p><text:span text:style-name="MT1">第 </text:span><text:span text:style-name="MT1"><text:page-number>1</text:page-number></text:span><text:span text:style-name="MT1"> </text:span><text:span text:style-name="MT1">頁，共 </text:span><text:span text:style-name="MT1"><text:page-count>99</text:page-count></text:span><text:span text:style-name="MT1"> </text:span><text:span text:style-name="MT1">頁</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許玉慧</meta:initial-creator>
    <meta:creation-date>2016-02-18T14:36:09</meta:creation-date>
    <dc:creator>許玉慧</dc:creator>
    <dc:date>2017-04-24T16:16:39</dc:date>
    <meta:document-statistic meta:table-count="1" meta:cell-count="1193" meta:object-count="0"/>
    <meta:generator>LibreOffice/5.1.2.2$Windows_x86 LibreOffice_project/d3bf12ecb743fc0d20e0be0c58ca359301eb705f</meta:generator>
  </office:meta>
</office:document-meta>
</file>